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4"/>
    <style:style style:name="P4" style:family="paragraph" style:parent-style-name="List_20_Paragraph" style:list-style-name="WWNum5"/>
    <style:style style:name="P5" style:family="paragraph" style:parent-style-name="List_20_Paragraph" style:list-style-name="WWNum7"/>
    <style:style style:name="P6" style:family="paragraph" style:parent-style-name="List_20_Paragraph" style:list-style-name="WWNum9"/>
    <style:style style:name="P7" style:family="paragraph" style:parent-style-name="List_20_Paragraph" style:list-style-name="WWNum10"/>
    <style:style style:name="P8" style:family="paragraph" style:parent-style-name="List_20_Paragraph" style:list-style-name="WWNum11"/>
    <style:style style:name="P9" style:family="paragraph" style:parent-style-name="List_20_Paragraph" style:list-style-name="WWNum12"/>
    <style:style style:name="P10" style:family="paragraph" style:parent-style-name="List_20_Paragraph" style:list-style-name="WWNum15"/>
    <style:style style:name="P11" style:family="paragraph" style:parent-style-name="List_20_Paragraph" style:list-style-name="WWNum17"/>
    <style:style style:name="P12" style:family="paragraph" style:parent-style-name="List_20_Paragraph" style:list-style-name="WWNum18"/>
    <style:style style:name="P13" style:family="paragraph" style:parent-style-name="List_20_Paragraph" style:list-style-name="WWNum20"/>
    <style:style style:name="P14" style:family="paragraph" style:parent-style-name="List_20_Paragraph" style:list-style-name="WWNum21"/>
    <style:style style:name="P15" style:family="paragraph" style:parent-style-name="List_20_Paragraph" style:list-style-name="WWNum24"/>
    <style:style style:name="P16" style:family="paragraph" style:parent-style-name="List_20_Paragraph" style:list-style-name="WWNum25"/>
    <style:style style:name="P17" style:family="paragraph" style:parent-style-name="List_20_Paragraph" style:list-style-name="WWNum26"/>
    <style:style style:name="P18" style:family="paragraph" style:parent-style-name="List_20_Paragraph" style:list-style-name="WWNum27"/>
    <style:style style:name="P19" style:family="paragraph" style:parent-style-name="List_20_Paragraph" style:list-style-name="WWNum28"/>
    <style:style style:name="P20" style:family="paragraph" style:parent-style-name="List_20_Paragraph" style:list-style-name="WWNum29"/>
    <style:style style:name="P21" style:family="paragraph" style:parent-style-name="List_20_Paragraph" style:list-style-name="WWNum30"/>
    <style:style style:name="P22" style:family="paragraph" style:parent-style-name="List_20_Paragraph" style:list-style-name="WWNum31"/>
    <style:style style:name="P23" style:family="paragraph" style:parent-style-name="List_20_Paragraph" style:list-style-name="WWNum32"/>
    <style:style style:name="P24" style:family="paragraph" style:parent-style-name="List_20_Paragraph" style:list-style-name="WWNum33"/>
    <style:style style:name="P25" style:family="paragraph" style:parent-style-name="List_20_Paragraph" style:list-style-name="WWNum34"/>
    <style:style style:name="P26" style:family="paragraph" style:parent-style-name="List_20_Paragraph" style:list-style-name="WWNum1">
      <style:text-properties fo:background-color="#ffff00"/>
    </style:style>
    <style:style style:name="P27" style:family="paragraph" style:parent-style-name="List_20_Paragraph" style:list-style-name="WWNum3">
      <style:text-properties fo:background-color="#ffff00"/>
    </style:style>
    <style:style style:name="P28" style:family="paragraph" style:parent-style-name="List_20_Paragraph" style:list-style-name="WWNum4">
      <style:text-properties fo:background-color="#ffff00"/>
    </style:style>
    <style:style style:name="P29" style:family="paragraph" style:parent-style-name="List_20_Paragraph" style:list-style-name="WWNum5">
      <style:text-properties fo:background-color="#ffff00"/>
    </style:style>
    <style:style style:name="P30" style:family="paragraph" style:parent-style-name="List_20_Paragraph" style:list-style-name="WWNum9">
      <style:text-properties fo:background-color="#ffff00"/>
    </style:style>
    <style:style style:name="P31" style:family="paragraph" style:parent-style-name="List_20_Paragraph" style:list-style-name="WWNum11">
      <style:text-properties fo:background-color="#ffff00"/>
    </style:style>
    <style:style style:name="P32" style:family="paragraph" style:parent-style-name="List_20_Paragraph" style:list-style-name="WWNum12">
      <style:text-properties fo:background-color="#ffff00"/>
    </style:style>
    <style:style style:name="P33" style:family="paragraph" style:parent-style-name="List_20_Paragraph" style:list-style-name="WWNum15">
      <style:text-properties fo:background-color="#ffff00"/>
    </style:style>
    <style:style style:name="P34" style:family="paragraph" style:parent-style-name="List_20_Paragraph" style:list-style-name="WWNum17">
      <style:text-properties fo:background-color="#ffff00"/>
    </style:style>
    <style:style style:name="P35" style:family="paragraph" style:parent-style-name="List_20_Paragraph" style:list-style-name="WWNum18">
      <style:text-properties fo:background-color="#ffff00"/>
    </style:style>
    <style:style style:name="P36" style:family="paragraph" style:parent-style-name="List_20_Paragraph" style:list-style-name="WWNum27">
      <style:text-properties fo:background-color="#ffff00"/>
    </style:style>
    <style:style style:name="P37" style:family="paragraph" style:parent-style-name="List_20_Paragraph" style:list-style-name="WWNum29">
      <style:text-properties fo:background-color="#ffff00"/>
    </style:style>
    <style:style style:name="P38" style:family="paragraph" style:parent-style-name="List_20_Paragraph" style:list-style-name="WWNum32">
      <style:text-properties fo:background-color="#ffff00"/>
    </style:style>
    <style:style style:name="P39" style:family="paragraph" style:parent-style-name="List_20_Paragraph" style:list-style-name="WWNum34">
      <style:text-properties fo:background-color="#ffff00"/>
    </style:style>
    <style:style style:name="P40" style:family="paragraph" style:parent-style-name="List_20_Paragraph" style:list-style-name="WWNum7">
      <style:text-properties fo:background-color="#ffff00"/>
    </style:style>
    <style:style style:name="P41" style:family="paragraph" style:parent-style-name="List_20_Paragraph" style:list-style-name="WWNum10">
      <style:text-properties fo:background-color="transparent"/>
    </style:style>
    <style:style style:name="P42" style:family="paragraph" style:parent-style-name="List_20_Paragraph" style:list-style-name="WWNum12">
      <style:text-properties fo:background-color="transparent"/>
    </style:style>
    <style:style style:name="P43" style:family="paragraph" style:parent-style-name="List_20_Paragraph" style:list-style-name="WWNum10">
      <style:text-properties fo:background-color="#ffbf00"/>
    </style:style>
    <style:style style:name="P44" style:family="paragraph" style:parent-style-name="List_20_Paragraph" style:list-style-name="WWNum12">
      <style:text-properties fo:background-color="#ffbf00"/>
    </style:style>
    <style:style style:name="P45" style:family="paragraph" style:parent-style-name="List_20_Paragraph" style:list-style-name="WWNum11">
      <style:text-properties fo:background-color="#ffbf00"/>
    </style:style>
    <style:style style:name="P46" style:family="paragraph" style:parent-style-name="List_20_Paragraph" style:list-style-name="WWNum17">
      <style:text-properties fo:background-color="#ffbf00"/>
    </style:style>
    <style:style style:name="P47" style:family="paragraph" style:parent-style-name="List_20_Paragraph" style:list-style-name="WWNum18">
      <style:text-properties fo:background-color="#ffbf00"/>
    </style:style>
    <style:style style:name="P48" style:family="paragraph" style:parent-style-name="List_20_Paragraph" style:list-style-name="WWNum20">
      <style:text-properties fo:background-color="#ffbf00"/>
    </style:style>
    <style:style style:name="P49" style:family="paragraph" style:parent-style-name="List_20_Paragraph" style:list-style-name="WWNum21">
      <style:text-properties fo:background-color="#ffbf00"/>
    </style:style>
    <style:style style:name="P50" style:family="paragraph" style:parent-style-name="List_20_Paragraph" style:list-style-name="WWNum24">
      <style:text-properties fo:background-color="#ffbf00"/>
    </style:style>
    <style:style style:name="P51" style:family="paragraph" style:parent-style-name="List_20_Paragraph" style:list-style-name="WWNum25">
      <style:text-properties fo:background-color="#ffbf00"/>
    </style:style>
    <style:style style:name="P52" style:family="paragraph" style:parent-style-name="List_20_Paragraph" style:list-style-name="WWNum27">
      <style:text-properties fo:background-color="#ffbf00"/>
    </style:style>
    <style:style style:name="P53" style:family="paragraph" style:parent-style-name="List_20_Paragraph" style:list-style-name="WWNum28">
      <style:text-properties fo:background-color="#ffbf00"/>
    </style:style>
    <style:style style:name="P54" style:family="paragraph" style:parent-style-name="List_20_Paragraph" style:list-style-name="WWNum29">
      <style:text-properties fo:background-color="#ffbf00"/>
    </style:style>
    <style:style style:name="P55" style:family="paragraph" style:parent-style-name="List_20_Paragraph" style:list-style-name="WWNum30">
      <style:text-properties fo:background-color="#ffbf00"/>
    </style:style>
    <style:style style:name="P56" style:family="paragraph" style:parent-style-name="List_20_Paragraph" style:list-style-name="WWNum31">
      <style:text-properties fo:background-color="#ffbf00"/>
    </style:style>
    <style:style style:name="P57" style:family="paragraph" style:parent-style-name="List_20_Paragraph">
      <style:text-properties fo:background-color="#81d41a"/>
    </style:style>
    <style:style style:name="P58" style:family="paragraph" style:parent-style-name="List_20_Paragraph" style:list-style-name="WWNum7">
      <style:text-properties fo:background-color="#81d41a"/>
    </style:style>
    <style:style style:name="P59" style:family="paragraph" style:parent-style-name="List_20_Paragraph" style:list-style-name="WWNum9">
      <style:text-properties fo:background-color="#81d41a"/>
    </style:style>
    <style:style style:name="P60" style:family="paragraph" style:parent-style-name="List_20_Paragraph" style:list-style-name="WWNum10">
      <style:text-properties fo:background-color="#81d41a"/>
    </style:style>
    <style:style style:name="P61" style:family="paragraph" style:parent-style-name="List_20_Paragraph" style:list-style-name="WWNum11">
      <style:text-properties fo:background-color="#81d41a"/>
    </style:style>
    <style:style style:name="P62" style:family="paragraph" style:parent-style-name="List_20_Paragraph" style:list-style-name="WWNum12">
      <style:text-properties fo:background-color="#81d41a"/>
    </style:style>
    <style:style style:name="P63" style:family="paragraph" style:parent-style-name="List_20_Paragraph" style:list-style-name="WWNum17">
      <style:text-properties fo:background-color="#81d41a"/>
    </style:style>
    <style:style style:name="P64" style:family="paragraph" style:parent-style-name="List_20_Paragraph" style:list-style-name="WWNum18">
      <style:text-properties fo:background-color="#81d41a"/>
    </style:style>
    <style:style style:name="P65" style:family="paragraph" style:parent-style-name="List_20_Paragraph" style:list-style-name="WWNum20">
      <style:text-properties fo:background-color="#81d41a"/>
    </style:style>
    <style:style style:name="P66" style:family="paragraph" style:parent-style-name="List_20_Paragraph" style:list-style-name="WWNum21">
      <style:text-properties fo:background-color="#81d41a"/>
    </style:style>
    <style:style style:name="P67" style:family="paragraph" style:parent-style-name="List_20_Paragraph" style:list-style-name="WWNum24">
      <style:text-properties fo:background-color="#81d41a"/>
    </style:style>
    <style:style style:name="P68" style:family="paragraph" style:parent-style-name="List_20_Paragraph" style:list-style-name="WWNum25">
      <style:text-properties fo:background-color="#81d41a"/>
    </style:style>
    <style:style style:name="P69" style:family="paragraph" style:parent-style-name="List_20_Paragraph" style:list-style-name="WWNum26">
      <style:text-properties fo:background-color="#81d41a"/>
    </style:style>
    <style:style style:name="P70" style:family="paragraph" style:parent-style-name="List_20_Paragraph" style:list-style-name="WWNum27">
      <style:text-properties fo:background-color="#81d41a"/>
    </style:style>
    <style:style style:name="P71" style:family="paragraph" style:parent-style-name="List_20_Paragraph" style:list-style-name="WWNum28">
      <style:text-properties fo:background-color="#81d41a"/>
    </style:style>
    <style:style style:name="P72" style:family="paragraph" style:parent-style-name="List_20_Paragraph" style:list-style-name="WWNum29">
      <style:text-properties fo:background-color="#81d41a"/>
    </style:style>
    <style:style style:name="P73" style:family="paragraph" style:parent-style-name="List_20_Paragraph" style:list-style-name="WWNum30">
      <style:text-properties fo:background-color="#81d41a"/>
    </style:style>
    <style:style style:name="P74" style:family="paragraph" style:parent-style-name="List_20_Paragraph" style:list-style-name="WWNum31">
      <style:text-properties fo:background-color="#81d41a"/>
    </style:style>
    <style:style style:name="P75" style:family="paragraph" style:parent-style-name="List_20_Paragraph" style:list-style-name="WWNum33">
      <style:text-properties fo:background-color="#81d41a"/>
    </style:style>
    <style:style style:name="P76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77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7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1pt" style:font-size-asian="11pt" style:font-size-complex="11pt"/>
    </style:style>
    <style:style style:name="P79" style:family="paragraph" style:parent-style-name="Normal_20__28_Web_29_">
      <loext:graphic-properties draw:fill="solid" draw:fill-color="#ffffff"/>
      <style:paragraph-properties fo:margin-left="3.747cm" fo:margin-right="0cm" fo:margin-top="0cm" fo:margin-bottom="0cm" style:contextual-spacing="false" fo:text-indent="1.249cm" style:auto-text-indent="false" fo:background-color="#ffffff"/>
    </style:style>
    <style:style style:name="P80" style:family="paragraph" style:parent-style-name="Normal_20__28_Web_29_">
      <loext:graphic-properties draw:fill="solid" draw:fill-color="#ffffff"/>
      <style:paragraph-properties fo:margin-left="2.498cm" fo:margin-right="0cm" fo:margin-top="0cm" fo:margin-bottom="0cm" style:contextual-spacing="false" fo:text-indent="1.249cm" style:auto-text-indent="false" fo:background-color="#ffffff"/>
    </style:style>
    <style:style style:name="P81" style:family="paragraph" style:parent-style-name="Normal_20__28_Web_29_">
      <loext:graphic-properties draw:fill="solid" draw:fill-color="#ffffff"/>
      <style:paragraph-properties fo:margin-left="1.249cm" fo:margin-right="0cm" fo:margin-top="0cm" fo:margin-bottom="0cm" style:contextual-spacing="false" fo:text-indent="0cm" style:auto-text-indent="false" fo:background-color="#ffffff"/>
    </style:style>
    <style:style style:name="P82" style:family="paragraph" style:parent-style-name="Standard">
      <style:text-properties fo:language="en" fo:country="US"/>
    </style:style>
    <style:style style:name="P83" style:family="paragraph" style:parent-style-name="Standard">
      <style:text-properties fo:background-color="#ffff00"/>
    </style:style>
    <style:style style:name="P84" style:family="paragraph" style:parent-style-name="Standard">
      <style:text-properties officeooo:rsid="00289de5" officeooo:paragraph-rsid="00289de5" fo:background-color="#e8f2a1"/>
    </style:style>
    <style:style style:name="P85" style:family="paragraph" style:parent-style-name="Standard">
      <style:text-properties officeooo:rsid="0029b4c5" officeooo:paragraph-rsid="0029b4c5" fo:background-color="#e8f2a1"/>
    </style:style>
    <style:style style:name="P86" style:family="paragraph" style:parent-style-name="Standard">
      <style:text-properties fo:background-color="#e8f2a1"/>
    </style:style>
    <style:style style:name="P87" style:family="paragraph" style:parent-style-name="Standard">
      <style:paragraph-properties fo:break-before="page"/>
    </style:style>
    <style:style style:name="P88" style:family="paragraph" style:parent-style-name="Standard">
      <style:paragraph-properties fo:margin-top="0cm" fo:margin-bottom="0cm" style:contextual-spacing="false"/>
    </style:style>
    <style:style style:name="P89" style:family="paragraph" style:parent-style-name="Standard">
      <style:paragraph-properties fo:margin-top="0cm" fo:margin-bottom="0cm" style:contextual-spacing="false"/>
      <style:text-properties fo:language="en" fo:country="US" fo:background-color="#ffff00"/>
    </style:style>
    <style:style style:name="P90" style:family="paragraph" style:parent-style-name="Standard">
      <style:paragraph-properties fo:margin-left="0cm" fo:margin-right="0cm" fo:text-indent="0.635cm" style:auto-text-indent="false"/>
    </style:style>
    <style:style style:name="P91" style:family="paragraph" style:parent-style-name="Standard">
      <style:paragraph-properties fo:margin-left="0cm" fo:margin-right="0cm" fo:text-indent="0.635cm" style:auto-text-indent="false"/>
      <style:text-properties fo:background-color="#ffff00"/>
    </style:style>
    <style:style style:name="P92" style:family="paragraph" style:parent-style-name="Standard">
      <style:paragraph-properties fo:margin-left="0cm" fo:margin-right="0cm" fo:text-indent="1.249cm" style:auto-text-indent="false"/>
    </style:style>
    <style:style style:name="P93" style:family="paragraph" style:parent-style-name="Standard" style:master-page-name="Standard">
      <style:paragraph-properties style:page-number="auto"/>
    </style:style>
    <style:style style:name="T1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Consolas" fo:font-size="10pt" style:font-size-asian="10pt" style:font-size-complex="10pt"/>
    </style:style>
    <style:style style:name="T3" style:family="text">
      <style:text-properties fo:color="#000000" loext:opacity="100%" style:font-name="Consolas" fo:font-size="10pt" officeooo:rsid="0034e90f" style:font-size-asian="10pt" style:font-size-complex="10pt"/>
    </style:style>
    <style:style style:name="T4" style:family="text">
      <style:text-properties fo:color="#000000" loext:opacity="100%" style:font-name="Consolas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000000" loext:opacity="100%" style:font-name="Consolas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000000" loext:opacity="100%" style:font-name="Consolas" fo:font-size="10pt" fo:background-color="#e8f2a1" loext:char-shading-value="0" style:font-size-asian="10pt" style:font-size-complex="10pt"/>
    </style:style>
    <style:style style:name="T7" style:family="text">
      <style:text-properties fo:color="#000000" loext:opacity="100%" style:font-name="Consolas" fo:font-size="10pt" officeooo:rsid="002bb376" fo:background-color="#e8f2a1" loext:char-shading-value="0" style:font-size-asian="10pt" style:font-size-complex="10pt"/>
    </style:style>
    <style:style style:name="T8" style:family="text">
      <style:text-properties fo:color="#000000" loext:opacity="100%" style:font-name="Consolas" fo:font-size="10pt" fo:background-color="#e8f2a1" loext:char-shading-value="0" style:font-size-asian="10pt" style:font-size-complex="10pt"/>
    </style:style>
    <style:style style:name="T9" style:family="text">
      <style:text-properties fo:color="#000000" loext:opacity="100%" style:font-name="Consolas" fo:font-size="10pt" officeooo:rsid="002c598a" fo:background-color="#e8f2a1" loext:char-shading-value="0" style:font-size-asian="10pt" style:font-size-complex="10pt"/>
    </style:style>
    <style:style style:name="T10" style:family="text">
      <style:text-properties fo:color="#000000" loext:opacity="100%" style:font-name="Consolas" fo:font-size="10pt" officeooo:rsid="0032f605" fo:background-color="#e8f2a1" loext:char-shading-value="0" style:font-size-asian="10pt" style:font-size-complex="10pt"/>
    </style:style>
    <style:style style:name="T11" style:family="text">
      <style:text-properties fo:color="#000000" loext:opacity="100%" style:font-name="Consolas" fo:font-size="10pt" officeooo:rsid="0034e90f" fo:background-color="#e8f2a1" loext:char-shading-value="0" style:font-size-asian="10pt" style:font-size-complex="10pt"/>
    </style:style>
    <style:style style:name="T12" style:family="text">
      <style:text-properties fo:color="#000000" loext:opacity="100%" style:font-name="Consolas" fo:font-size="10pt" officeooo:rsid="0034e90f" fo:background-color="#e8f2a1" loext:char-shading-value="0" style:font-size-asian="10pt" style:font-size-complex="10pt"/>
    </style:style>
    <style:style style:name="T13" style:family="text">
      <style:text-properties fo:color="#6a3e3e" loext:opacity="100%" style:font-name="Consolas" fo:font-size="10pt" style:font-size-asian="10pt" style:font-size-complex="10pt"/>
    </style:style>
    <style:style style:name="T14" style:family="text">
      <style:text-properties fo:color="#6a3e3e" loext:opacity="100%" style:font-name="Consolas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0000c0" loext:opacity="100%" style:font-name="Consolas" fo:font-size="10pt" fo:font-style="italic" fo:font-weight="bold" fo:background-color="#d4d4d4" loext:char-shading-value="0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0000c0" loext:opacity="100%" style:font-name="Consolas" fo:font-size="10pt" fo:font-style="italic" style:font-size-asian="10pt" style:font-style-asian="italic" style:font-size-complex="10pt" style:font-style-complex="italic"/>
    </style:style>
    <style:style style:name="T18" style:family="text">
      <style:text-properties fo:color="#0000c0" loext:opacity="100%" style:font-name="Consolas" fo:font-size="10pt" style:font-size-asian="10pt" style:font-size-complex="10pt"/>
    </style:style>
    <style:style style:name="T19" style:family="text">
      <style:text-properties fo:color="#2a00ff" loext:opacity="100%" style:font-name="Consolas" fo:font-size="10pt" style:font-size-asian="10pt" style:font-size-complex="10pt"/>
    </style:style>
    <style:style style:name="T20" style:family="text">
      <style:text-properties fo:color="#3f7f5f" loext:opacity="100%" style:font-name="Consolas" fo:font-size="10pt" style:font-size-asian="10pt" style:font-size-complex="10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officeooo:rsid="002629bc"/>
    </style:style>
    <style:style style:name="T24" style:family="text">
      <style:text-properties fo:language="en" fo:country="US" officeooo:rsid="00269ad7"/>
    </style:style>
    <style:style style:name="T25" style:family="text">
      <style:text-properties fo:language="en" fo:country="US" officeooo:rsid="002b68a1"/>
    </style:style>
    <style:style style:name="T26" style:family="text">
      <style:text-properties fo:color="#646464" loext:opacity="100%" style:font-name="Consolas" fo:font-size="10pt" style:font-size-asian="10pt" style:font-size-complex="10pt"/>
    </style:style>
    <style:style style:name="T27" style:family="text">
      <style:text-properties fo:font-style="italic" style:font-style-asian="italic"/>
    </style:style>
    <style:style style:name="T28" style:family="text">
      <style:text-properties officeooo:rsid="0021b4c6"/>
    </style:style>
    <style:style style:name="T29" style:family="text">
      <style:text-properties officeooo:rsid="002322b8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607c9"/>
    </style:style>
    <style:style style:name="T33" style:family="text">
      <style:text-properties officeooo:rsid="00232967"/>
    </style:style>
    <style:style style:name="T34" style:family="text">
      <style:text-properties officeooo:rsid="002366d4"/>
    </style:style>
    <style:style style:name="T35" style:family="text">
      <style:text-properties officeooo:rsid="0024941f"/>
    </style:style>
    <style:style style:name="T36" style:family="text">
      <style:text-properties officeooo:rsid="0027394e"/>
    </style:style>
    <style:style style:name="T37" style:family="text">
      <style:text-properties officeooo:rsid="002dd26a"/>
    </style:style>
    <style:style style:name="T38" style:family="text">
      <style:text-properties officeooo:rsid="003607c9"/>
    </style:style>
    <style:style style:name="T39" style:family="text">
      <style:text-properties officeooo:rsid="003723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1.-</text:p>
      <text:p text:style-name="Standard">Given:</text:p>
      <text:p text:style-name="Standard">class A{</text:p>
      <text:p text:style-name="Standard"><text:tab/>private static int c=2;</text:p>
      <text:p text:style-name="Standard"><text:tab/>static void m(){</text:p>
      <text:p text:style-name="Standard"><text:tab/><text:tab/>System.out.println(c); //1</text:p>
      <text:p text:style-name="Standard"><text:tab/>}</text:p>
      <text:p text:style-name="Standard"><text:tab/>static class B{</text:p>
      <text:p text:style-name="Standard"><text:tab/><text:tab/>void print(){</text:p>
      <text:p text:style-name="Standard"><text:tab/><text:tab/><text:tab/>c++; //2</text:p>
      <text:p text:style-name="Standard"><text:tab/><text:tab/><text:tab/>m(); //3</text:p>
      <text:p text:style-name="Standard"><text:tab/><text:tab/>}</text:p>
      <text:p text:style-name="Standard"><text:tab/>}</text:p>
      <text:p text:style-name="Standard">}</text:p>
      <text:p text:style-name="Standard">And then:</text:p>
      <text:p text:style-name="Standard">A.B obj=new A.B();</text:p>
      <text:p text:style-name="Standard">obj.print(); //4</text:p>
      <text:p text:style-name="Standard">Which is true?</text:p>
      <text:list xml:id="list1566373031" text:style-name="WWNum1">
        <text:list-item>
          <text:p text:style-name="P26">It prints 3</text:p>
        </text:list-item>
        <text:list-item>
          <text:p text:style-name="P1">It prints 2</text:p>
        </text:list-item>
        <text:list-item>
          <text:p text:style-name="P1">Compilation error at line 1</text:p>
        </text:list-item>
        <text:list-item>
          <text:p text:style-name="P1">Compilation error at line 2</text:p>
        </text:list-item>
        <text:list-item>
          <text:p text:style-name="P1">Compilation error at line 3</text:p>
        </text:list-item>
        <text:list-item>
          <text:p text:style-name="P1">Compilation error at line 4</text:p>
        </text:list-item>
      </text:list>
      <text:p text:style-name="Standard"/>
      <text:p text:style-name="Standard"/>
      <text:p text:style-name="Standard"/>
      <text:p text:style-name="P87">2.-</text:p>
      <text:p text:style-name="Standard">What is the result of executing the following code?</text:p>
      <text:p text:style-name="P76"><text:span text:style-name="T1">public</text:span><text:span text:style-name="T2"> </text:span><text:span text:style-name="T1">class</text:span><text:span text:style-name="T2"> Test {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</text:span><text:span text:style-name="T1">final</text:span><text:span text:style-name="T2"> </text:span><text:span text:style-name="T1">int</text:span><text:span text:style-name="T2"> </text:span><text:span text:style-name="T13">VAL</text:span><text:span text:style-name="T2">=10;</text:span></text:p>
      <text:p text:style-name="P76"><text:span text:style-name="T2"><text:tab/><text:tab/></text:span><text:span text:style-name="T1">int</text:span><text:span text:style-name="T2"> </text:span><text:span text:style-name="T13">a</text:span><text:span text:style-name="T2">=1;</text:span></text:p>
      <text:p text:style-name="P76"><text:span text:style-name="T2"><text:tab/><text:tab/></text:span><text:span text:style-name="T1">int</text:span><text:span text:style-name="T2"> </text:span><text:span text:style-name="T13">b</text:span><text:span text:style-name="T2">=</text:span><text:span text:style-name="T13">VAL</text:span><text:span text:style-name="T2">;</text:span></text:p>
      <text:p text:style-name="P76"><text:span text:style-name="T2"><text:tab/><text:tab/></text:span><text:span text:style-name="T1">for</text:span><text:span text:style-name="T2">(;</text:span><text:span text:style-name="T13">a</text:span><text:span text:style-name="T2">!=</text:span><text:span text:style-name="T13">b</text:span><text:span text:style-name="T2">&amp;&amp;</text:span><text:span text:style-name="T13">a</text:span><text:span text:style-name="T2">++&lt;</text:span><text:span text:style-name="T13">VAL</text:span><text:span text:style-name="T2">/2;) {</text:span></text:p>
      <text:p text:style-name="P76"><text:span text:style-name="T2"><text:tab/><text:tab/><text:tab/>System.</text:span><text:span text:style-name="T15">out</text:span><text:span text:style-name="T2">.print(</text:span><text:span text:style-name="T13">a</text:span><text:span text:style-name="T2">++ +</text:span><text:span text:style-name="T19">" "</text:span><text:span text:style-name="T2">+</text:span><text:span text:style-name="T13">b</text:span><text:span text:style-name="T2">++ +</text:span><text:span text:style-name="T19">" "</text:span><text:span text:style-name="T2">);</text:span></text:p>
      <text:p text:style-name="P76"><text:span text:style-name="T2"><text:tab/><text:tab/>}</text:span></text:p>
      <text:p text:style-name="P76"><text:span text:style-name="T2"><text:tab/>}</text:span></text:p>
      <text:p text:style-name="P76"><text:span text:style-name="T2">}</text:span></text:p>
      <text:p text:style-name="Standard"/>
      <text:list xml:id="list3458265480" text:style-name="WWNum3">
        <text:list-item>
          <text:p text:style-name="P2">It prints 2 4 4 6 6 8</text:p>
        </text:list-item>
        <text:list-item>
          <text:p text:style-name="P27">It prints 2 10 4 11</text:p>
        </text:list-item>
        <text:list-item>
          <text:p text:style-name="P2">It prints 3 11 5 12</text:p>
        </text:list-item>
        <text:list-item>
          <text:p text:style-name="P2">It prints 3 10 5 10 6</text:p>
        </text:list-item>
        <text:list-item>
          <text:p text:style-name="P2">It prints nothing</text:p>
        </text:list-item>
        <text:list-item>
          <text:p text:style-name="P2">Infinite loop</text:p>
        </text:list-item>
      </text:list>
      <text:p text:style-name="Standard"/>
      <text:p text:style-name="P87">3.-</text:p>
      <text:p text:style-name="Standard">Given:</text:p>
      <text:p text:style-name="P76"><text:span text:style-name="T1">enum</text:span><text:span text:style-name="T2"> Data{</text:span></text:p>
      <text:p text:style-name="P76"><text:span text:style-name="T2"><text:tab/></text:span><text:span text:style-name="T15">NORMAL</text:span><text:span text:style-name="T2">,</text:span><text:span text:style-name="T15">MEDIUM</text:span><text:span text:style-name="T2">,</text:span><text:span text:style-name="T15">SUPER</text:span><text:span text:style-name="T2">,</text:span><text:span text:style-name="T16">EXTRA</text:span><text:span text:style-name="T2">;</text:span></text:p>
      <text:p text:style-name="P76"><text:span text:style-name="T2">}</text:span></text:p>
      <text:p text:style-name="P76"><text:span text:style-name="T1">public</text:span><text:span text:style-name="T2"> </text:span><text:span text:style-name="T1">class</text:span><text:span text:style-name="T2"> Test {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Data </text:span><text:span text:style-name="T13">data</text:span><text:span text:style-name="T2">=Data.</text:span><text:span text:style-name="T16">EXTRA</text:span><text:span text:style-name="T2">;</text:span></text:p>
      <text:p text:style-name="P76"><text:span text:style-name="T2"><text:tab/><text:tab/>System.</text:span><text:span text:style-name="T15">out</text:span><text:span text:style-name="T2">.println(</text:span></text:p>
      <text:p text:style-name="P76"><text:span text:style-name="T2"><text:tab/><text:tab/><text:tab/><text:tab/></text:span><text:span text:style-name="T1">switch</text:span><text:span text:style-name="T2">(</text:span><text:span text:style-name="T13">data</text:span><text:span text:style-name="T2">) {</text:span></text:p>
      <text:p text:style-name="P76"><text:span text:style-name="T2"><text:tab/><text:tab/><text:tab/><text:tab/></text:span><text:span text:style-name="T1">case</text:span><text:span text:style-name="T2"> </text:span><text:span text:style-name="T15">NORMAL</text:span><text:span text:style-name="T2">-&gt;</text:span><text:span text:style-name="T19">"Must improve"</text:span><text:span text:style-name="T2">;</text:span></text:p>
      <text:p text:style-name="P76"><text:span text:style-name="T2"><text:tab/><text:tab/><text:tab/><text:tab/></text:span><text:span text:style-name="T1">case</text:span><text:span text:style-name="T2"> </text:span><text:span text:style-name="T15">MEDIUM</text:span><text:span text:style-name="T2">,</text:span><text:span text:style-name="T16">EXTRA</text:span><text:span text:style-name="T2">-&gt;</text:span><text:span text:style-name="T19">"Great"</text:span><text:span text:style-name="T2">;</text:span></text:p>
      <text:p text:style-name="P76"><text:span text:style-name="T2"><text:tab/><text:tab/><text:tab/><text:tab/></text:span><text:span text:style-name="T1">case</text:span><text:span text:style-name="T2"> </text:span><text:span text:style-name="T15">SUPER</text:span><text:span text:style-name="T2">-&gt;</text:span><text:span text:style-name="T19">"Excellent"</text:span><text:span text:style-name="T2">;</text:span></text:p>
      <text:p text:style-name="P79"><text:span text:style-name="T2">default-&gt;"None"</text:span></text:p>
      <text:p text:style-name="P76"><text:span text:style-name="T2"><text:tab/><text:tab/><text:tab/><text:tab/>}</text:span></text:p>
      <text:p text:style-name="P76"><text:span text:style-name="T2"><text:tab/><text:tab/>);</text:span></text:p>
      <text:p text:style-name="P76"><text:span text:style-name="T2"><text:tab/>}</text:span></text:p>
      <text:p text:style-name="P76"><text:span text:style-name="T2">}</text:span></text:p>
      <text:p text:style-name="Standard"/>
      <text:p text:style-name="Standard">Which is the result?</text:p>
      <text:list xml:id="list3212396925" text:style-name="WWNum4">
        <text:list-item>
          <text:p text:style-name="P28">it prints "Great"</text:p>
        </text:list-item>
        <text:list-item>
          <text:p text:style-name="P3">it prints "GreatExcellent"</text:p>
        </text:list-item>
        <text:list-item>
          <text:p text:style-name="P3">It prints "None"</text:p>
        </text:list-item>
        <text:list-item>
          <text:p text:style-name="P3">Compilation <text:s/>error because data must be final</text:p>
        </text:list-item>
      </text:list>
      <text:p text:style-name="Standard"/>
      <text:p text:style-name="P87">4.-</text:p>
      <text:p text:style-name="Standard">What will be printed when the following code was executed?</text:p>
      <text:p text:style-name="P76"><text:span text:style-name="T2"><text:tab/><text:tab/>StringBuilder </text:span><text:span text:style-name="T13">sb1</text:span><text:span text:style-name="T2">=</text:span><text:span text:style-name="T1">new</text:span><text:span text:style-name="T2"> StringBuilder(</text:span><text:span text:style-name="T19">"MyStr"</text:span><text:span text:style-name="T2">);</text:span></text:p>
      <text:p text:style-name="P76"><text:span text:style-name="T2"><text:tab/><text:tab/>String </text:span><text:span text:style-name="T13">s1</text:span><text:span text:style-name="T2">=</text:span><text:span text:style-name="T13">sb1</text:span><text:span text:style-name="T2">.toString().intern(); </text:span><text:span text:style-name="T8">// </text:span><text:span text:style-name="T7">Implica que MyStr está en el p</text:span><text:span text:style-name="T9">oo</text:span><text:span text:style-name="T7">l de cadenas.</text:span></text:p>
      <text:p text:style-name="P76"><text:span text:style-name="T2"><text:tab/><text:tab/>String </text:span><text:span text:style-name="T13">s2</text:span><text:span text:style-name="T2">=</text:span><text:span text:style-name="T19">"""</text:span></text:p>
      <text:p text:style-name="P80"><text:span text:style-name="T19">MyStr"""</text:span><text:span text:style-name="T2">; </text:span><text:span text:style-name="T8">// </text:span><text:span text:style-name="T9">Por tanto como ya estaba en el pool, apunta al mismo objeto.</text:span></text:p>
      <text:p text:style-name="P76"><text:span text:style-name="T2"><text:tab/><text:tab/>StringBuilder </text:span><text:span text:style-name="T13">sb2</text:span><text:span text:style-name="T2">=</text:span><text:span text:style-name="T1">new</text:span><text:span text:style-name="T2"> StringBuilder(</text:span><text:span text:style-name="T13">s2</text:span><text:span text:style-name="T2">);</text:span></text:p>
      <text:p text:style-name="P76"><text:span text:style-name="T2"><text:tab/><text:tab/>System.</text:span><text:span text:style-name="T15">out</text:span><text:span text:style-name="T2">.print(</text:span><text:span text:style-name="T13">s1</text:span><text:span text:style-name="T2">==</text:span><text:span text:style-name="T13">s2</text:span><text:span text:style-name="T2">);</text:span></text:p>
      <text:p text:style-name="P76"><text:span text:style-name="T2"><text:tab/><text:tab/>System.</text:span><text:span text:style-name="T15">out</text:span><text:span text:style-name="T2">.print(</text:span><text:span text:style-name="T13">s2</text:span><text:span text:style-name="T2">.equals(</text:span><text:span text:style-name="T14">sb1</text:span><text:span text:style-name="T2">)); //l1</text:span></text:p>
      <text:p text:style-name="P76"><text:span text:style-name="T2"><text:tab/><text:tab/>System.</text:span><text:span text:style-name="T15">out</text:span><text:span text:style-name="T2">.println(</text:span><text:span text:style-name="T13">s1</text:span><text:span text:style-name="T2">.equals(</text:span><text:span text:style-name="T14">sb2</text:span><text:span text:style-name="T2">));</text:span></text:p>
      <text:p text:style-name="Standard"/>
      <text:list xml:id="list2668439571" text:style-name="WWNum5">
        <text:list-item>
          <text:p text:style-name="P4">truetruetrue</text:p>
        </text:list-item>
        <text:list-item>
          <text:p text:style-name="P4">falsefalsefalse</text:p>
        </text:list-item>
        <text:list-item>
          <text:p text:style-name="P4">truetruefalse</text:p>
        </text:list-item>
        <text:list-item>
          <text:p text:style-name="P29">truefalsefalse</text:p>
        </text:list-item>
        <text:list-item>
          <text:p text:style-name="P4">falsefalsetrue</text:p>
        </text:list-item>
        <text:list-item>
          <text:p text:style-name="P4">Compilation error at l1</text:p>
        </text:list-item>
      </text:list>
      <text:p text:style-name="Standard"/>
      <text:p text:style-name="Standard"/>
      <text:p text:style-name="P87"/>
      <text:p text:style-name="Standard">5.- <text:s/></text:p>
      <text:p text:style-name="Standard">Given:</text:p>
      <text:p text:style-name="P76"><text:span text:style-name="T1">sealed</text:span><text:span text:style-name="T2"> </text:span><text:span text:style-name="T1">class</text:span><text:span text:style-name="T2"> C1 </text:span><text:span text:style-name="T1">permits</text:span><text:span text:style-name="T2"> C2{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) {</text:span></text:p>
      <text:p text:style-name="P76"><text:span text:style-name="T2"><text:tab/><text:tab/>System.</text:span><text:span text:style-name="T15">out</text:span><text:span text:style-name="T2">.println(</text:span><text:span text:style-name="T19">"C1"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non-sealed</text:span><text:span text:style-name="T2"> </text:span><text:span text:style-name="T1">class</text:span><text:span text:style-name="T2"> C2 </text:span><text:span text:style-name="T1">extends</text:span><text:span text:style-name="T2"> C1{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) {</text:span></text:p>
      <text:p text:style-name="P76"><text:span text:style-name="T2"><text:tab/><text:tab/>System.</text:span><text:span text:style-name="T15">out</text:span><text:span text:style-name="T2">.println(</text:span><text:span text:style-name="T19">"C2"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class</text:span><text:span text:style-name="T2"> C3 </text:span><text:span text:style-name="T1">extends</text:span><text:span text:style-name="T2"> C2{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) { </text:span><text:span text:style-name="T20">//line1</text:span></text:p>
      <text:p text:style-name="P76"><text:span text:style-name="T2"><text:tab/><text:tab/>System.</text:span><text:span text:style-name="T15">out</text:span><text:span text:style-name="T2">.println(</text:span><text:span text:style-name="T19">"C3"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public</text:span><text:span text:style-name="T2"> </text:span><text:span text:style-name="T1">class</text:span><text:span text:style-name="T2"> TestSealed {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C1 </text:span><text:span text:style-name="T13">c</text:span><text:span text:style-name="T2">=(C2)</text:span><text:span text:style-name="T1">new</text:span><text:span text:style-name="T2"> C3();</text:span><text:span text:style-name="T20">//line2</text:span></text:p>
      <text:p text:style-name="P76"><text:span text:style-name="T2"><text:tab/><text:tab/></text:span><text:span text:style-name="T13">c</text:span><text:span text:style-name="T2">.print();</text:span></text:p>
      <text:p text:style-name="P76"><text:span text:style-name="T2"><text:tab/>}</text:span></text:p>
      <text:p text:style-name="P76"><text:span text:style-name="T2">}</text:span></text:p>
      <text:p text:style-name="Standard"/>
      <text:p text:style-name="Standard">What will be printed?</text:p>
      <text:list xml:id="list298551061" text:style-name="WWNum7">
        <text:list-item>
          <text:p text:style-name="P5">C1</text:p>
        </text:list-item>
        <text:list-item>
          <text:p text:style-name="P5">C2</text:p>
        </text:list-item>
        <text:list-item>
          <text:p text:style-name="P58">C3</text:p>
        </text:list-item>
        <text:list-item>
          <text:p text:style-name="P5">compilation fails at line1</text:p>
        </text:list-item>
        <text:list-item>
          <text:p text:style-name="P40">compilation fails at line2</text:p>
        </text:list-item>
      </text:list>
      <text:p text:style-name="Standard"/>
      <text:p text:style-name="P87">6.-</text:p>
      <text:p text:style-name="Standard">Given:</text:p>
      <text:p text:style-name="P76"><text:span text:style-name="T2"><text:tab/><text:tab/>List&lt;String&gt; </text:span><text:span text:style-name="T13">lst</text:span><text:span text:style-name="T2">=</text:span><text:span text:style-name="T1">new</text:span><text:span text:style-name="T2"> ArrayList&lt;&gt;();</text:span></text:p>
      <text:p text:style-name="P76"><text:span text:style-name="T2"><text:tab/><text:tab/>Set&lt;String&gt; </text:span><text:span text:style-name="T13">st</text:span><text:span text:style-name="T2">=</text:span><text:span text:style-name="T1">new</text:span><text:span text:style-name="T2"> HashSet&lt;&gt;();</text:span></text:p>
      <text:p text:style-name="P76"><text:span text:style-name="T2"><text:tab/><text:tab/>String[] </text:span><text:span text:style-name="T13">ar</text:span><text:span text:style-name="T2">= {</text:span><text:span text:style-name="T19">"car"</text:span><text:span text:style-name="T2">,</text:span><text:span text:style-name="T19">"table"</text:span><text:span text:style-name="T2">,</text:span><text:span text:style-name="T19">"jam"</text:span><text:span text:style-name="T2">,</text:span><text:span text:style-name="T19">"car"</text:span><text:span text:style-name="T2">,</text:span><text:span text:style-name="T19">"jam"</text:span><text:span text:style-name="T2">};</text:span></text:p>
      <text:p text:style-name="P76"><text:span text:style-name="T2"><text:tab/><text:tab/></text:span><text:span text:style-name="T1">for</text:span><text:span text:style-name="T2">(String </text:span><text:span text:style-name="T13">s</text:span><text:span text:style-name="T2">:</text:span><text:span text:style-name="T13">ar</text:span><text:span text:style-name="T2">) {</text:span></text:p>
      <text:p text:style-name="P76"><text:span text:style-name="T2"><text:tab/><text:tab/><text:tab/></text:span><text:span text:style-name="T13">lst</text:span><text:span text:style-name="T2">.add(</text:span><text:span text:style-name="T13">s</text:span><text:span text:style-name="T2">);</text:span></text:p>
      <text:p text:style-name="P76"><text:span text:style-name="T2"><text:tab/><text:tab/><text:tab/></text:span><text:span text:style-name="T13">st</text:span><text:span text:style-name="T2">.add(</text:span><text:span text:style-name="T13">s</text:span><text:span text:style-name="T2">);</text:span></text:p>
      <text:p text:style-name="P76"><text:span text:style-name="T2"><text:tab/><text:tab/>}</text:span></text:p>
      <text:p text:style-name="P76"><text:span text:style-name="T2"><text:tab/><text:tab/>Set&lt;String&gt; </text:span><text:span text:style-name="T13">st2</text:span><text:span text:style-name="T2">=</text:span><text:span text:style-name="T1">new</text:span><text:span text:style-name="T2"> HashSet&lt;String&gt;(</text:span><text:span text:style-name="T13">lst</text:span><text:span text:style-name="T2">);</text:span></text:p>
      <text:p text:style-name="P76"><text:span text:style-name="T2"><text:tab/><text:tab/>List&lt;String&gt; </text:span><text:span text:style-name="T13">lst2</text:span><text:span text:style-name="T2">=List.</text:span><text:span text:style-name="T4">of</text:span><text:span text:style-name="T2">(</text:span><text:span text:style-name="T13">st</text:span><text:span text:style-name="T2">.toArray(</text:span><text:span text:style-name="T1">new</text:span><text:span text:style-name="T2"> String[0]));</text:span></text:p>
      <text:p text:style-name="P76"><text:span text:style-name="T2"><text:tab/><text:tab/>System.</text:span><text:span text:style-name="T15">out</text:span><text:span text:style-name="T2">.print(</text:span><text:span text:style-name="T13">lst</text:span><text:span text:style-name="T2">.size()+</text:span><text:span text:style-name="T19">","</text:span><text:span text:style-name="T2">+</text:span><text:span text:style-name="T13">st</text:span><text:span text:style-name="T2">.size()+</text:span><text:span text:style-name="T19">" "</text:span><text:span text:style-name="T2">);</text:span></text:p>
      <text:p text:style-name="P76"><text:span text:style-name="T2"><text:tab/><text:tab/>System.</text:span><text:span text:style-name="T15">out</text:span><text:span text:style-name="T2">.print(</text:span><text:span text:style-name="T13">lst2</text:span><text:span text:style-name="T2">.size()+</text:span><text:span text:style-name="T19">","</text:span><text:span text:style-name="T2">+</text:span><text:span text:style-name="T13">st2</text:span><text:span text:style-name="T2">.size()+</text:span><text:span text:style-name="T19">" "</text:span><text:span text:style-name="T2">);</text:span></text:p>
      <text:p text:style-name="Standard"/>
      <text:p text:style-name="Standard">What is the result?</text:p>
      <text:list xml:id="list1555651366" text:style-name="WWNum9">
        <text:list-item>
          <text:p text:style-name="P6">5 5 5 5</text:p>
        </text:list-item>
        <text:list-item>
          <text:p text:style-name="P30">5 3 3 5</text:p>
        </text:list-item>
        <text:list-item>
          <text:p text:style-name="P59">5 3 3 3</text:p>
        </text:list-item>
        <text:list-item>
          <text:p text:style-name="P6">5 5 3 3</text:p>
        </text:list-item>
      </text:list>
      <text:p text:style-name="Standard"/>
      <text:p text:style-name="P87">7.-</text:p>
      <text:p text:style-name="Standard">Given:</text:p>
      <text:p text:style-name="P76"><text:span text:style-name="T1">class</text:span><text:span text:style-name="T2"> C1{}</text:span></text:p>
      <text:p text:style-name="P76"><text:span text:style-name="T1">class</text:span><text:span text:style-name="T2"> C2 </text:span><text:span text:style-name="T1">extends</text:span><text:span text:style-name="T2"> C1{}</text:span></text:p>
      <text:p text:style-name="P76"><text:span text:style-name="T1">class</text:span><text:span text:style-name="T2"> C3 </text:span><text:span text:style-name="T1">extends</text:span><text:span text:style-name="T2"> C2{}</text:span></text:p>
      <text:p text:style-name="Standard"/>
      <text:p text:style-name="Standard">And then:</text:p>
      <text:p text:style-name="P76"><text:span text:style-name="T1">public</text:span><text:span text:style-name="T2"> </text:span><text:span text:style-name="T1">class</text:span><text:span text:style-name="T2"> Test {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C1 </text:span><text:span text:style-name="T13">c</text:span><text:span text:style-name="T2">=</text:span><text:span text:style-name="T1">new</text:span><text:span text:style-name="T2"> C3();</text:span></text:p>
      <text:p text:style-name="P76"><text:span text:style-name="T2"><text:tab/><text:tab/></text:span><text:span text:style-name="T1">if</text:span><text:span text:style-name="T2">(</text:span><text:span text:style-name="T13">c</text:span><text:span text:style-name="T2"> </text:span><text:span text:style-name="T1">instanceof</text:span><text:span text:style-name="T2"> C2 </text:span><text:span text:style-name="T13">a</text:span><text:span text:style-name="T2">) { </text:span><text:span text:style-name="T8">// </text:span><text:span text:style-name="T12">c es una instancia de C2? Si, lo vuelca en a. Sigue siendo un C3 y continúa.</text:span></text:p>
      <text:p text:style-name="P76"><text:span text:style-name="T2"><text:tab/><text:tab/><text:tab/>System.</text:span><text:span text:style-name="T15">out</text:span><text:span text:style-name="T2">.print(</text:span><text:span text:style-name="T19">"C2"</text:span><text:span text:style-name="T2">);<text:tab/><text:tab/><text:tab/></text:span></text:p>
      <text:p text:style-name="P76"><text:span text:style-name="T2"><text:tab/><text:tab/><text:tab/></text:span><text:span text:style-name="T1">if</text:span><text:span text:style-name="T2">(</text:span><text:span text:style-name="T13">a</text:span><text:span text:style-name="T2"> </text:span><text:span text:style-name="T1">instanceof</text:span><text:span text:style-name="T2"> C3 </text:span><text:span text:style-name="T13">b</text:span><text:span text:style-name="T2">) {</text:span></text:p>
      <text:p text:style-name="P76"><text:span text:style-name="T2"><text:tab/><text:tab/><text:tab/><text:tab/>System.</text:span><text:span text:style-name="T15">out</text:span><text:span text:style-name="T2">.print(</text:span><text:span text:style-name="T19">"C3"</text:span><text:span text:style-name="T2">);</text:span></text:p>
      <text:p text:style-name="P76"><text:span text:style-name="T2"><text:tab/><text:tab/><text:tab/><text:tab/></text:span><text:span text:style-name="T1">if</text:span><text:span text:style-name="T2">(</text:span><text:span text:style-name="T13">b</text:span><text:span text:style-name="T2"> </text:span><text:span text:style-name="T1">instanceof</text:span><text:span text:style-name="T2"> C1 </text:span><text:span text:style-name="T13">x</text:span><text:span text:style-name="T2">) {</text:span></text:p>
      <text:p text:style-name="P76"><text:span text:style-name="T2"><text:tab/><text:tab/><text:tab/><text:tab/><text:tab/>System.</text:span><text:span text:style-name="T15">out</text:span><text:span text:style-name="T2">.print(</text:span><text:span text:style-name="T19">"C1"</text:span><text:span text:style-name="T2">);</text:span></text:p>
      <text:p text:style-name="P76"><text:span text:style-name="T2"><text:tab/><text:tab/><text:tab/><text:tab/>}</text:span></text:p>
      <text:p text:style-name="P76"><text:span text:style-name="T2"><text:tab/><text:tab/><text:tab/>}<text:tab/><text:tab/></text:span></text:p>
      <text:p text:style-name="P76"><text:span text:style-name="T2"><text:tab/><text:tab/>}</text:span></text:p>
      <text:p text:style-name="P76"><text:span text:style-name="T2"><text:tab/>}</text:span></text:p>
      <text:p text:style-name="P76"><text:span text:style-name="T2">}</text:span></text:p>
      <text:p text:style-name="Standard"/>
      <text:p text:style-name="Standard">What will be printed?</text:p>
      <text:list xml:id="list770176441" text:style-name="WWNum10">
        <text:list-item>
          <text:p text:style-name="P7">C2</text:p>
        </text:list-item>
        <text:list-item>
          <text:p text:style-name="P41">C2C3</text:p>
        </text:list-item>
        <text:list-item>
          <text:p text:style-name="P60">C2C3C1</text:p>
        </text:list-item>
        <text:list-item>
          <text:p text:style-name="P7">C3C3C3</text:p>
        </text:list-item>
        <text:list-item>
          <text:p text:style-name="P43">It prints noting</text:p>
        </text:list-item>
      </text:list>
      <text:p text:style-name="Standard"/>
      <text:p text:style-name="Standard"/>
      <text:p text:style-name="P87">8.-</text:p>
      <text:p text:style-name="Standard">Given:</text:p>
      <text:p text:style-name="P76"><text:span text:style-name="T1">class</text:span><text:span text:style-name="T2"> Main{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5">Collection</text:span><text:span text:style-name="T2"> </text:span><text:span text:style-name="T13">col</text:span><text:span text:style-name="T2">) {</text:span></text:p>
      <text:p text:style-name="P76"><text:span text:style-name="T2"><text:tab/><text:tab/>System.</text:span><text:span text:style-name="T15">out</text:span><text:span text:style-name="T2">.println(</text:span><text:span text:style-name="T19">"Main collection"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class</text:span><text:span text:style-name="T2"> Child </text:span><text:span text:style-name="T1">extends</text:span><text:span text:style-name="T2"> Main{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5">Collection</text:span><text:span text:style-name="T2"> </text:span><text:span text:style-name="T13">col</text:span><text:span text:style-name="T2">) {</text:span></text:p>
      <text:p text:style-name="P76"><text:span text:style-name="T2"><text:tab/><text:tab/>System.</text:span><text:span text:style-name="T15">out</text:span><text:span text:style-name="T2">.println(</text:span><text:span text:style-name="T19">"Child collection"</text:span><text:span text:style-name="T2">);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5">List</text:span><text:span text:style-name="T2"> </text:span><text:span text:style-name="T13">lst</text:span><text:span text:style-name="T2">) {</text:span></text:p>
      <text:p text:style-name="P76"><text:span text:style-name="T2"><text:tab/><text:tab/>System.</text:span><text:span text:style-name="T15">out</text:span><text:span text:style-name="T2">.println(</text:span><text:span text:style-name="T19">"Child list"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Standard"/>
      <text:p text:style-name="Standard">And </text:p>
      <text:p text:style-name="P76"><text:span text:style-name="T2">Main </text:span><text:span text:style-name="T14">m</text:span><text:span text:style-name="T2">=</text:span><text:span text:style-name="T1">new</text:span><text:span text:style-name="T2"> Main();</text:span></text:p>
      <text:p text:style-name="P76"><text:span text:style-name="T2">Child </text:span><text:span text:style-name="T14">c</text:span><text:span text:style-name="T2">=</text:span><text:span text:style-name="T1">new</text:span><text:span text:style-name="T2"> Child();</text:span></text:p>
      <text:p text:style-name="P76"><text:span text:style-name="T2">Main </text:span><text:span text:style-name="T14">seg</text:span><text:span text:style-name="T2">=</text:span><text:span text:style-name="T1">new</text:span><text:span text:style-name="T2"> Child();</text:span></text:p>
      <text:p text:style-name="P76"><text:span text:style-name="T2">List&lt;Integer&gt; </text:span><text:span text:style-name="T14">lst</text:span><text:span text:style-name="T2">=</text:span><text:span text:style-name="T1">new</text:span><text:span text:style-name="T2"> ArrayList&lt;&gt;();</text:span></text:p>
      <text:p text:style-name="Standard"/>
      <text:p text:style-name="Standard">Which three are correct? (choose 3)</text:p>
      <text:list xml:id="list3430851472" text:style-name="WWNum11">
        <text:list-item>
          <text:p text:style-name="P31">m.print(lst) prints "Main collection"</text:p>
        </text:list-item>
        <text:list-item>
          <text:p text:style-name="P45">c.print(lst) prints "Child collection"</text:p>
        </text:list-item>
        <text:list-item>
          <text:p text:style-name="P61">c.print(lst) prints "Child list" // <text:span text:style-name="T34">Por coincidencia exacta.</text:span></text:p>
        </text:list-item>
        <text:list-item>
          <text:p text:style-name="P8">seg.print(lst) prints "Main collection"</text:p>
        </text:list-item>
        <text:list-item>
          <text:p text:style-name="P31">seg.print(lst) prints "Child collection" // <text:span text:style-name="T35">Porque solo se puede llamar al print de Child que también estén definidos en Main. Al ser la variable Main.</text:span></text:p>
        </text:list-item>
        <text:list-item>
          <text:p text:style-name="P8">seg.print(lst) prints "Child list"</text:p>
        </text:list-item>
      </text:list>
      <text:p text:style-name="Standard"/>
      <text:p text:style-name="P87">9.-</text:p>
      <text:p text:style-name="Standard">Given:</text:p>
      <text:p text:style-name="P76"><text:span text:style-name="T1">public</text:span><text:span text:style-name="T2"> </text:span><text:span text:style-name="T1">record</text:span><text:span text:style-name="T2"> Order(String </text:span><text:span text:style-name="T13">product</text:span><text:span text:style-name="T2">, </text:span><text:span text:style-name="T1">int</text:span><text:span text:style-name="T2"> </text:span><text:span text:style-name="T13">units</text:span><text:span text:style-name="T2">,</text:span><text:span text:style-name="T1">double</text:span><text:span text:style-name="T2"> </text:span><text:span text:style-name="T13">price</text:span><text:span text:style-name="T2">) {</text:span></text:p>
      <text:p text:style-name="P81"><text:span text:style-name="T1">//line 1</text:span></text:p>
      <text:p text:style-name="P76"><text:span text:style-name="T2">}</text:span></text:p>
      <text:p text:style-name="Standard"/>
      <text:p text:style-name="Standard"/>
      <text:p text:style-name="Standard">Which of the following are valid in line1? (choose 2)</text:p>
      <text:list xml:id="list4186949928" text:style-name="WWNum12">
        <text:list-item>
          <text:p text:style-name="P44">private int discount=10;</text:p>
        </text:list-item>
        <text:list-item>
          <text:p text:style-name="P9">public Order(int discount){price=price*discount/100;}</text:p>
        </text:list-item>
        <text:list-item>
          <text:p text:style-name="P32">public Order{units+=10;}</text:p>
        </text:list-item>
        <text:list-item>
          <text:p text:style-name="P62">private static int count=1;</text:p>
        </text:list-item>
        <text:list-item>
          <text:p text:style-name="P42">public Order(){this(1);}</text:p>
        </text:list-item>
      </text:list>
      <text:p text:style-name="Standard"/>
      <text:p text:style-name="Standard"/>
      <text:p text:style-name="P87"/>
      <text:p text:style-name="P88"><text:span text:style-name="T21">10.-</text:span></text:p>
      <text:p text:style-name="P88"><text:span text:style-name="T21">Which of the following are RuntimeExceptions? (choose 3)</text:span></text:p>
      <text:p text:style-name="P89"/>
      <text:list xml:id="list836387930" text:style-name="WWNum15">
        <text:list-item>
          <text:p text:style-name="P33"><text:span text:style-name="T21">NullPointerException</text:span></text:p>
        </text:list-item>
        <text:list-item>
          <text:p text:style-name="P33"><text:span text:style-name="T21">IllegalArgumentException</text:span></text:p>
        </text:list-item>
        <text:list-item>
          <text:p text:style-name="P10"><text:span text:style-name="T21">FileNotFoundException</text:span></text:p>
        </text:list-item>
        <text:list-item>
          <text:p text:style-name="P10"><text:span text:style-name="T21">OutOfMemoryError</text:span></text:p>
        </text:list-item>
        <text:list-item>
          <text:p text:style-name="P33"><text:span text:style-name="T21">NumberFormatException</text:span></text:p>
        </text:list-item>
        <text:list-item>
          <text:p text:style-name="P10"><text:span text:style-name="T21">SQLException</text:span></text:p>
        </text:list-item>
      </text:list>
      <text:p text:style-name="Standard"/>
      <text:p text:style-name="P87">11.-</text:p>
      <text:p text:style-name="Standard"><text:span text:style-name="T21">What is true about sealed class? (choose two)</text:span></text:p>
      <text:list xml:id="list1423457028" text:style-name="WWNum17">
        <text:list-item>
          <text:p text:style-name="P46"><text:span text:style-name="T21">sealed class and permits classes must be in the same .java file</text:span></text:p>
        </text:list-item>
        <text:list-item>
          <text:p text:style-name="P11"><text:span text:style-name="T21">non-sealed class can´t extends another class</text:span></text:p>
        </text:list-item>
        <text:list-item>
          <text:p text:style-name="P63"><text:span text:style-name="T21">sealed class can be abstract</text:span></text:p>
        </text:list-item>
        <text:list-item>
          <text:p text:style-name="P34"><text:span text:style-name="T21">sealed class can extends a non-sealed class</text:span></text:p>
        </text:list-item>
        <text:list-item>
          <text:p text:style-name="P11"><text:span text:style-name="T21">sealed class can be final</text:span></text:p>
        </text:list-item>
      </text:list>
      <text:p text:style-name="Standard"/>
      <text:p text:style-name="Standard"/>
      <text:p text:style-name="P87">12.-</text:p>
      <text:p text:style-name="Standard">Which of the following declarations are correct? (choose 3)</text:p>
      <text:list xml:id="list2887556529" text:style-name="WWNum18">
        <text:list-item>
          <text:p text:style-name="P64">int a=0b111010;</text:p>
        </text:list-item>
        <text:list-item>
          <text:p text:style-name="P64">double b=34.7_4;</text:p>
        </text:list-item>
        <text:list-item>
          <text:p text:style-name="P12">boolean c=(boolean)1;</text:p>
        </text:list-item>
        <text:list-item>
          <text:p text:style-name="P47">int d=0489; // <text:span text:style-name="T29">Está en octal, y no se puede usar 8 y 9.</text:span></text:p>
        </text:list-item>
        <text:list-item>
          <text:p text:style-name="P47">float e=7.8;</text:p>
        </text:list-item>
        <text:list-item>
          <text:p text:style-name="P35">double f= Double.valueOf("20"); // <text:span text:style-name="T33">Correcta unboxing autoboxing</text:span></text:p>
        </text:list-item>
      </text:list>
      <text:p text:style-name="Standard"/>
      <text:p text:style-name="P87"/>
      <text:p text:style-name="Standard">13.- </text:p>
      <text:p text:style-name="Standard">Given:</text:p>
      <text:p text:style-name="P76"><text:span text:style-name="T1">class</text:span><text:span text:style-name="T2"> </text:span><text:span text:style-name="T5">MyException</text:span><text:span text:style-name="T2"> </text:span><text:span text:style-name="T1">extends</text:span><text:span text:style-name="T2"> Exception{}</text:span></text:p>
      <text:p text:style-name="P76"><text:span text:style-name="T1">public</text:span><text:span text:style-name="T2"> </text:span><text:span text:style-name="T1">class</text:span><text:span text:style-name="T2"> TestException {<text:tab/>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</text:span><text:span text:style-name="T1">try</text:span><text:span text:style-name="T2"> {</text:span></text:p>
      <text:p text:style-name="P76"><text:span text:style-name="T2"><text:tab/><text:tab/><text:tab/>System.</text:span><text:span text:style-name="T15">out</text:span><text:span text:style-name="T2">.print(</text:span><text:span text:style-name="T19">"t"</text:span><text:span text:style-name="T2">);</text:span></text:p>
      <text:p text:style-name="P76"><text:span text:style-name="T2"><text:tab/><text:tab/><text:tab/></text:span><text:span text:style-name="T4">met</text:span><text:span text:style-name="T2">();</text:span></text:p>
      <text:p text:style-name="P76"><text:span text:style-name="T2"><text:tab/><text:tab/>}</text:span></text:p>
      <text:p text:style-name="P76"><text:span text:style-name="T2"><text:tab/><text:tab/></text:span><text:span text:style-name="T1">catch</text:span><text:span text:style-name="T2">(MyException </text:span><text:span text:style-name="T13">ex</text:span><text:span text:style-name="T2">) {</text:span></text:p>
      <text:p text:style-name="P76"><text:span text:style-name="T2"><text:tab/><text:tab/><text:tab/>System.</text:span><text:span text:style-name="T15">out</text:span><text:span text:style-name="T2">.print(</text:span><text:span text:style-name="T19">"r"</text:span><text:span text:style-name="T2">);</text:span></text:p>
      <text:p text:style-name="P76"><text:span text:style-name="T2"><text:tab/><text:tab/><text:tab/></text:span><text:span text:style-name="T1">return</text:span><text:span text:style-name="T2">;</text:span></text:p>
      <text:p text:style-name="P76"><text:span text:style-name="T2"><text:tab/><text:tab/>}</text:span></text:p>
      <text:p text:style-name="P76"><text:span text:style-name="T2"><text:tab/><text:tab/></text:span><text:span text:style-name="T1">finally</text:span><text:span text:style-name="T2"> {</text:span></text:p>
      <text:p text:style-name="P76"><text:span text:style-name="T2"><text:tab/><text:tab/><text:tab/>System.</text:span><text:span text:style-name="T15">out</text:span><text:span text:style-name="T2">.print(</text:span><text:span text:style-name="T19">"f"</text:span><text:span text:style-name="T2">);</text:span></text:p>
      <text:p text:style-name="P76"><text:span text:style-name="T2"><text:tab/><text:tab/>}</text:span></text:p>
      <text:p text:style-name="P76"><text:span text:style-name="T2"><text:tab/><text:tab/>System.</text:span><text:span text:style-name="T15">out</text:span><text:span text:style-name="T2">.print(</text:span><text:span text:style-name="T19">"h"</text:span><text:span text:style-name="T2">);</text:span></text:p>
      <text:p text:style-name="P77"/>
      <text:p text:style-name="P76"><text:span text:style-name="T2"><text:tab/>}</text:span></text:p>
      <text:p text:style-name="P76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void</text:span><text:span text:style-name="T2"> met() </text:span><text:span text:style-name="T1">throws</text:span><text:span text:style-name="T2"> MyException {</text:span></text:p>
      <text:p text:style-name="P76"><text:span text:style-name="T2"><text:tab/><text:tab/>System.</text:span><text:span text:style-name="T15">out</text:span><text:span text:style-name="T2">.print(1/0);</text:span></text:p>
      <text:p text:style-name="P76"><text:span text:style-name="T2"><text:tab/><text:tab/></text:span><text:span text:style-name="T1">throw</text:span><text:span text:style-name="T2"> </text:span><text:span text:style-name="T1">new</text:span><text:span text:style-name="T2"> MyException();</text:span></text:p>
      <text:p text:style-name="P76"><text:span text:style-name="T2"><text:tab/>}</text:span></text:p>
      <text:p text:style-name="P76"><text:span text:style-name="T2">}</text:span></text:p>
      <text:p text:style-name="Standard"/>
      <text:p text:style-name="Standard">What will be printed?</text:p>
      <text:list xml:id="list4224024520" text:style-name="WWNum20">
        <text:list-item>
          <text:p text:style-name="P65">tf and an ArithmeticException is thrown</text:p>
        </text:list-item>
        <text:list-item>
          <text:p text:style-name="P48">trf</text:p>
        </text:list-item>
        <text:list-item>
          <text:p text:style-name="P13">trfh</text:p>
        </text:list-item>
        <text:list-item>
          <text:p text:style-name="P13">tfh</text:p>
        </text:list-item>
        <text:list-item>
          <text:p text:style-name="P13">tf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4.-</text:p>
      <text:p text:style-name="Standard">Given:</text:p>
      <text:p text:style-name="Standard">interface I1{</text:p>
      <text:p text:style-name="Standard">}</text:p>
      <text:p text:style-name="Standard">class A implements I1{</text:p>
      <text:p text:style-name="Standard">}</text:p>
      <text:p text:style-name="Standard">class B extends A{</text:p>
      <text:p text:style-name="Standard">}</text:p>
      <text:p text:style-name="Standard">Which of the following are valid? (choose 2)</text:p>
      <text:list xml:id="list347890542" text:style-name="WWNum21">
        <text:list-item>
          <text:p text:style-name="P66">List&lt;? extends I1&gt; ls=new ArrayList&lt;B&gt;(); <text:span text:style-name="T39">Sí, un ArrayList es un List, y hay relación de herencia entre los tipos.</text:span></text:p>
        </text:list-item>
        <text:list-item>
          <text:p text:style-name="P14">List&lt;&gt; ls=new ArrayList&lt;I1&gt;();</text:p>
        </text:list-item>
        <text:list-item>
          <text:p text:style-name="P49">Collection&lt;A&gt; col=new HashSet&lt;B&gt;(); // <text:span text:style-name="T38">No, porque no son los mismos tipos</text:span></text:p>
        </text:list-item>
        <text:list-item>
          <text:p text:style-name="P49">Collection&lt;T&gt; col=new ArrayList&lt;?&gt;(); <text:span text:style-name="T31"><text:s/>// </text:span><text:span text:style-name="T32">No, la T de la iquierda es solo en la definición de la clase.</text:span></text:p>
        </text:list-item>
        <text:list-item>
          <text:p text:style-name="P66">Collection&lt;I1&gt; col=new HashSet&lt;&gt;();</text:p>
        </text:list-item>
      </text:list>
      <text:p text:style-name="Standard"/>
      <text:p text:style-name="P87">15.-</text:p>
      <text:p text:style-name="Standard">Given:</text:p>
      <text:p text:style-name="P76"><text:span text:style-name="T1">enum</text:span><text:span text:style-name="T2"> Position{<text:tab/></text:span></text:p>
      <text:p text:style-name="P76"><text:span text:style-name="T2"><text:tab/></text:span><text:span text:style-name="T15">LEFT</text:span><text:span text:style-name="T2">(-1),</text:span><text:span text:style-name="T15">RIGTH</text:span><text:span text:style-name="T2">(0),</text:span><text:span text:style-name="T15">UP</text:span><text:span text:style-name="T2">(1),</text:span><text:span text:style-name="T15">DOWN</text:span><text:span text:style-name="T2">(2);</text:span></text:p>
      <text:p text:style-name="P76"><text:span text:style-name="T2"><text:tab/></text:span><text:span text:style-name="T1">int</text:span><text:span text:style-name="T2"> </text:span><text:span text:style-name="T18">value</text:span><text:span text:style-name="T2">;</text:span></text:p>
      <text:p text:style-name="P76"><text:span text:style-name="T2"><text:tab/>Position(</text:span><text:span text:style-name="T1">int</text:span><text:span text:style-name="T2"> </text:span><text:span text:style-name="T13">value</text:span><text:span text:style-name="T2">){</text:span></text:p>
      <text:p text:style-name="P76"><text:span text:style-name="T2"><text:tab/><text:tab/></text:span><text:span text:style-name="T1">this</text:span><text:span text:style-name="T2">.</text:span><text:span text:style-name="T18">value</text:span><text:span text:style-name="T2">=</text:span><text:span text:style-name="T13">value</text:span><text:span text:style-name="T2">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public</text:span><text:span text:style-name="T2"> </text:span><text:span text:style-name="T1">class</text:span><text:span text:style-name="T2"> Result {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Position </text:span><text:span text:style-name="T13">p1</text:span><text:span text:style-name="T2">=Position.</text:span><text:span text:style-name="T4">values</text:span><text:span text:style-name="T2">()[Integer.</text:span><text:span text:style-name="T4">parseInt</text:span><text:span text:style-name="T2">(</text:span><text:span text:style-name="T13">args</text:span><text:span text:style-name="T2">[0])]; </text:span><text:span text:style-name="T8">// </text:span><text:span text:style-name="T10">Posicion[1] = RIGHT</text:span></text:p>
      <text:p text:style-name="P76"><text:span text:style-name="T2"><text:tab/><text:tab/></text:span><text:span text:style-name="T1">int</text:span><text:span text:style-name="T2"> </text:span><text:span text:style-name="T13">res</text:span><text:span text:style-name="T2">=</text:span><text:span text:style-name="T1">switch</text:span><text:span text:style-name="T2">(</text:span><text:span text:style-name="T13">p1</text:span><text:span text:style-name="T2">) {</text:span></text:p>
      <text:p text:style-name="P76"><text:span text:style-name="T2"><text:tab/><text:tab/><text:tab/></text:span><text:span text:style-name="T1">case</text:span><text:span text:style-name="T2"> </text:span><text:span text:style-name="T15">LEFT,RIGTH→p1.value;</text:span><text:span text:style-name="T2"> </text:span><text:span text:style-name="T8">// </text:span><text:span text:style-name="T10">0</text:span></text:p>
      <text:p text:style-name="P76"><text:span text:style-name="T2"><text:tab/><text:tab/><text:tab/></text:span><text:span text:style-name="T1">case</text:span><text:span text:style-name="T2"> </text:span><text:span text:style-name="T15">UP</text:span><text:span text:style-name="T2">,</text:span><text:span text:style-name="T15">DOWN</text:span><text:span text:style-name="T2">-&gt;Integer.</text:span><text:span text:style-name="T4">parseInt</text:span><text:span text:style-name="T2">(</text:span><text:span text:style-name="T13">args</text:span><text:span text:style-name="T2">[1]);</text:span></text:p>
      <text:p text:style-name="P76"><text:span text:style-name="T2"><text:tab/><text:tab/>};</text:span></text:p>
      <text:p text:style-name="P76"><text:span text:style-name="T2"><text:tab/><text:tab/>System.</text:span><text:span text:style-name="T15">out</text:span><text:span text:style-name="T2">.println(Position.</text:span><text:span text:style-name="T4">values</text:span><text:span text:style-name="T2">()[</text:span><text:span text:style-name="T13">res</text:span><text:span text:style-name="T2">].name());</text:span></text:p>
      <text:p text:style-name="P76"><text:span text:style-name="T2"><text:tab/>}</text:span></text:p>
      <text:p text:style-name="P76"><text:span text:style-name="T2">}</text:span></text:p>
      <text:p text:style-name="Standard"/>
      <text:p text:style-name="Standard">What will be printed if the Result class is executed with the following command?:</text:p>
      <text:p text:style-name="Standard">&gt;java Result 1 5</text:p>
      <text:list xml:id="list3024603176" text:style-name="WWNum24">
        <text:list-item>
          <text:p text:style-name="P15">0</text:p>
        </text:list-item>
        <text:list-item>
          <text:p text:style-name="P15">-1</text:p>
        </text:list-item>
        <text:list-item>
          <text:p text:style-name="P50">UP</text:p>
        </text:list-item>
        <text:list-item>
          <text:p text:style-name="P15">RIGTH</text:p>
        </text:list-item>
        <text:list-item>
          <text:p text:style-name="P67">LEFT</text:p>
        </text:list-item>
        <text:list-item>
          <text:p text:style-name="P15">An ArrayIndexOutOfBoundsException is thrown</text:p>
        </text:list-item>
      </text:list>
      <text:p text:style-name="Standard"/>
      <text:p text:style-name="Standard"/>
      <text:p text:style-name="P87">16.-</text:p>
      <text:p text:style-name="Standard">What will be printed when the following code is executed?</text:p>
      <text:p text:style-name="P76"><text:span text:style-name="T1">sealed</text:span><text:span text:style-name="T2"> </text:span><text:span text:style-name="T1">interface</text:span><text:span text:style-name="T2"> I1 </text:span><text:span text:style-name="T1">permits</text:span><text:span text:style-name="T2"> R1{</text:span></text:p>
      <text:p text:style-name="P76"><text:span text:style-name="T2"><text:tab/></text:span><text:span text:style-name="T1">void</text:span><text:span text:style-name="T2"> print();</text:span></text:p>
      <text:p text:style-name="P76"><text:span text:style-name="T2">}</text:span></text:p>
      <text:p text:style-name="P76"><text:span text:style-name="T1">record</text:span><text:span text:style-name="T2"> R1(</text:span><text:span text:style-name="T1">int</text:span><text:span text:style-name="T2"> </text:span><text:span text:style-name="T13">x</text:span><text:span text:style-name="T2">, </text:span><text:span text:style-name="T1">int</text:span><text:span text:style-name="T2"> </text:span><text:span text:style-name="T13">y</text:span><text:span text:style-name="T2">) </text:span><text:span text:style-name="T1">implements</text:span><text:span text:style-name="T2"> I1{ </text:span><text:span text:style-name="T20">//line1</text:span></text:p>
      <text:p text:style-name="P76"><text:span text:style-name="T2"><text:tab/>R1{</text:span></text:p>
      <text:p text:style-name="P76"><text:span text:style-name="T2"><text:tab/><text:tab/>x++;</text:span></text:p>
      <text:p text:style-name="P76"><text:span text:style-name="T2"><text:tab/><text:tab/>y++;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) { </text:span><text:span text:style-name="T20">//line2</text:span></text:p>
      <text:p text:style-name="P76"><text:span text:style-name="T2"><text:tab/><text:tab/>System.</text:span><text:span text:style-name="T15">out</text:span><text:span text:style-name="T2">.println(</text:span><text:span text:style-name="T18">x</text:span><text:span text:style-name="T2">+</text:span><text:span text:style-name="T19">","</text:span><text:span text:style-name="T2">+</text:span><text:span text:style-name="T18">y</text:span><text:span text:style-name="T2">);<text:tab/><text:tab/>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lus() {</text:span></text:p>
      <text:p text:style-name="P76"><text:span text:style-name="T2"><text:tab/><text:tab/>System.</text:span><text:span text:style-name="T15">out</text:span><text:span text:style-name="T2">.println(</text:span><text:span text:style-name="T18">x</text:span><text:span text:style-name="T2">+</text:span><text:span text:style-name="T18">y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public</text:span><text:span text:style-name="T2"> </text:span><text:span text:style-name="T1">class</text:span><text:span text:style-name="T2"> Test {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I1 </text:span><text:span text:style-name="T13">i</text:span><text:span text:style-name="T2">=</text:span><text:span text:style-name="T1">new</text:span><text:span text:style-name="T2"> R1(10,10);</text:span></text:p>
      <text:p text:style-name="P76"><text:span text:style-name="T2"><text:tab/><text:tab/></text:span><text:span text:style-name="T1">if</text:span><text:span text:style-name="T2">(</text:span><text:span text:style-name="T13">i</text:span><text:span text:style-name="T2"> </text:span><text:span text:style-name="T1">instanceof</text:span><text:span text:style-name="T2"> R1 </text:span><text:span text:style-name="T13">r</text:span><text:span text:style-name="T2">) { </text:span><text:span text:style-name="T20">//line3</text:span></text:p>
      <text:p text:style-name="P76"><text:span text:style-name="T2"><text:tab/><text:tab/><text:tab/></text:span><text:span text:style-name="T13">r</text:span><text:span text:style-name="T2">.plus();</text:span></text:p>
      <text:p text:style-name="P76"><text:span text:style-name="T2"><text:tab/><text:tab/>}</text:span><text:span text:style-name="T1">else</text:span><text:span text:style-name="T2"> {</text:span></text:p>
      <text:p text:style-name="P76"><text:span text:style-name="T2"><text:tab/><text:tab/><text:tab/></text:span><text:span text:style-name="T13">i</text:span><text:span text:style-name="T2">.print();</text:span></text:p>
      <text:p text:style-name="P76"><text:span text:style-name="T2"><text:tab/><text:tab/>}</text:span></text:p>
      <text:p text:style-name="P77"/>
      <text:p text:style-name="P76"><text:span text:style-name="T2"><text:tab/>}</text:span></text:p>
      <text:p text:style-name="P77"/>
      <text:p text:style-name="P76"><text:span text:style-name="T2">}</text:span></text:p>
      <text:p text:style-name="Standard"/>
      <text:list xml:id="list2568199934" text:style-name="WWNum25">
        <text:list-item>
          <text:p text:style-name="P68">22</text:p>
        </text:list-item>
        <text:list-item>
          <text:p text:style-name="P51">11,11</text:p>
        </text:list-item>
        <text:list-item>
          <text:p text:style-name="P16">Compilation fails at line1</text:p>
        </text:list-item>
        <text:list-item>
          <text:p text:style-name="P16">Compilation fails at line2</text:p>
        </text:list-item>
        <text:list-item>
          <text:p text:style-name="P16">Compilation fails at line3</text:p>
        </text:list-item>
      </text:list>
      <text:p text:style-name="Standard"/>
      <text:p text:style-name="Standard"/>
      <text:p text:style-name="P87">17.-</text:p>
      <text:p text:style-name="P76"><text:span text:style-name="T1">public</text:span><text:span text:style-name="T2"> </text:span><text:span text:style-name="T1">class</text:span><text:span text:style-name="T2"> Test {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</text:span><text:span text:style-name="T1">char</text:span><text:span text:style-name="T2">[][] </text:span><text:span text:style-name="T13">cars</text:span><text:span text:style-name="T2">= {{</text:span><text:span text:style-name="T19">'a'</text:span><text:span text:style-name="T2">,</text:span><text:span text:style-name="T19">'b'</text:span><text:span text:style-name="T2">,</text:span><text:span text:style-name="T19">'c'</text:span><text:span text:style-name="T2">},{</text:span><text:span text:style-name="T19">'1'</text:span><text:span text:style-name="T2">,</text:span><text:span text:style-name="T19">'2'</text:span><text:span text:style-name="T2">,</text:span><text:span text:style-name="T19">'3'</text:span><text:span text:style-name="T2">,</text:span><text:span text:style-name="T19">'4'</text:span><text:span text:style-name="T2">},{</text:span><text:span text:style-name="T19">'-'</text:span><text:span text:style-name="T2">,</text:span><text:span text:style-name="T19">'+'</text:span><text:span text:style-name="T2">,</text:span><text:span text:style-name="T19">'/'</text:span><text:span text:style-name="T2">}};</text:span></text:p>
      <text:p text:style-name="P76"><text:span text:style-name="T2"><text:tab/><text:tab/></text:span><text:span text:style-name="T1">int</text:span><text:span text:style-name="T2"> </text:span><text:span text:style-name="T13">j</text:span><text:span text:style-name="T2">=0;</text:span></text:p>
      <text:p text:style-name="P76"><text:span text:style-name="T2"><text:tab/><text:tab/>ext:</text:span><text:span text:style-name="T1">for</text:span><text:span text:style-name="T2">(</text:span><text:span text:style-name="T1">int</text:span><text:span text:style-name="T2"> </text:span><text:span text:style-name="T13">i</text:span><text:span text:style-name="T2">=0;</text:span><text:span text:style-name="T13">i</text:span><text:span text:style-name="T2">&lt;</text:span><text:span text:style-name="T13">cars</text:span><text:span text:style-name="T2">.</text:span><text:span text:style-name="T18">length</text:span><text:span text:style-name="T2">;</text:span><text:span text:style-name="T13">i</text:span><text:span text:style-name="T2">++) {</text:span></text:p>
      <text:p text:style-name="P76"><text:span text:style-name="T2"><text:tab/><text:tab/><text:tab/></text:span><text:span text:style-name="T1">while</text:span><text:span text:style-name="T2">(</text:span><text:span text:style-name="T13">j</text:span><text:span text:style-name="T2">&lt;3) {</text:span></text:p>
      <text:p text:style-name="P76"><text:span text:style-name="T2"><text:tab/><text:tab/><text:tab/><text:tab/>System.</text:span><text:span text:style-name="T15">out</text:span><text:span text:style-name="T2">.print(</text:span><text:span text:style-name="T13">cars</text:span><text:span text:style-name="T2">[</text:span><text:span text:style-name="T13">i</text:span><text:span text:style-name="T2">][</text:span><text:span text:style-name="T13">j</text:span><text:span text:style-name="T2">]);</text:span></text:p>
      <text:p text:style-name="P76"><text:span text:style-name="T2"><text:tab/><text:tab/><text:tab/><text:tab/></text:span><text:span text:style-name="T1">if</text:span><text:span text:style-name="T2">(</text:span><text:span text:style-name="T13">j</text:span><text:span text:style-name="T2">==2) {</text:span></text:p>
      <text:p text:style-name="P76"><text:span text:style-name="T2"><text:tab/><text:tab/><text:tab/><text:tab/><text:tab/></text:span><text:span text:style-name="T1">continue</text:span><text:span text:style-name="T2"> ext;</text:span></text:p>
      <text:p text:style-name="P76"><text:span text:style-name="T2"><text:tab/><text:tab/><text:tab/><text:tab/>}</text:span></text:p>
      <text:p text:style-name="P76"><text:span text:style-name="T2"><text:tab/><text:tab/><text:tab/><text:tab/></text:span><text:span text:style-name="T13">j</text:span><text:span text:style-name="T2">++;</text:span></text:p>
      <text:p text:style-name="P76"><text:span text:style-name="T2"><text:tab/><text:tab/><text:tab/>}</text:span></text:p>
      <text:p text:style-name="P76"><text:span text:style-name="T2"><text:tab/><text:tab/>}</text:span></text:p>
      <text:p text:style-name="P77"/>
      <text:p text:style-name="P76"><text:span text:style-name="T2"><text:tab/>}</text:span></text:p>
      <text:p text:style-name="P77"/>
      <text:p text:style-name="P76"><text:span text:style-name="T2">}</text:span></text:p>
      <text:p text:style-name="Standard"/>
      <text:p text:style-name="Standard">What will be printed?</text:p>
      <text:list xml:id="list1610421917" text:style-name="WWNum26">
        <text:list-item>
          <text:p text:style-name="P17">a1-</text:p>
        </text:list-item>
        <text:list-item>
          <text:p text:style-name="P17">ab34/</text:p>
        </text:list-item>
        <text:list-item>
          <text:p text:style-name="P69">abc3/</text:p>
        </text:list-item>
        <text:list-item>
          <text:p text:style-name="P17">it will throw a ArrayIndexOutOfBoundsExceptio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8.-</text:p>
      <text:p text:style-name="Standard">Given:</text:p>
      <text:p text:style-name="P76"><text:span text:style-name="T1">package com.operations;</text:span></text:p>
      <text:p text:style-name="P76"><text:span text:style-name="T1">public interface Actions{</text:span></text:p>
      <text:p text:style-name="P76"><text:span text:style-name="T1"><text:tab/>void move(int d);</text:span></text:p>
      <text:p text:style-name="P76"><text:span text:style-name="T1">}</text:span></text:p>
      <text:p text:style-name="Standard"/>
      <text:p text:style-name="Standard">And</text:p>
      <text:p text:style-name="P76"><text:span text:style-name="T1">package com.operations.implementations;</text:span></text:p>
      <text:p text:style-name="P76"><text:span text:style-name="T1">import com.operations.Actions</text:span></text:p>
      <text:p text:style-name="P76"><text:span text:style-name="T1">public class ActionsImpl implements Actions{</text:span></text:p>
      <text:p text:style-name="P76"><text:span text:style-name="T1"><text:tab/>@Override</text:span></text:p>
      <text:p text:style-name="P76"><text:span text:style-name="T1"><text:tab/>public void move(int d){</text:span></text:p>
      <text:p text:style-name="P76"><text:span text:style-name="T1"><text:tab/><text:tab/>System.out.println("moving: "+d);</text:span></text:p>
      <text:p text:style-name="P76"><text:span text:style-name="T1"><text:tab/>}</text:span></text:p>
      <text:p text:style-name="Standard"><text:span text:style-name="T1">}</text:span></text:p>
      <text:p text:style-name="Standard">Which two should the module-info file include for it to represent the service provider interface? (choose 2)</text:p>
      <text:p text:style-name="Standard"/>
      <text:list xml:id="list3882039237" text:style-name="WWNum27">
        <text:list-item>
          <text:p text:style-name="P70">exports com.operations;</text:p>
        </text:list-item>
        <text:list-item>
          <text:p text:style-name="P52">provides com.operations.ActionsImpl</text:p>
        </text:list-item>
        <text:list-item>
          <text:p text:style-name="P18">exports com.operations.ActionsImpl;</text:p>
        </text:list-item>
        <text:list-item>
          <text:p text:style-name="P36">provides com.operations.Actions with com.operations.implementations.ActionsImpl;</text:p>
        </text:list-item>
        <text:list-item>
          <text:p text:style-name="P18">requires com.operations;</text:p>
        </text:list-item>
      </text:list>
      <text:p text:style-name="Standard"/>
      <text:p text:style-name="P87">19.-</text:p>
      <text:p text:style-name="Standard">Given:</text:p>
      <text:p text:style-name="P76"><text:span text:style-name="T1">public</text:span><text:span text:style-name="T2"> </text:span><text:span text:style-name="T1">class</text:span><text:span text:style-name="T2"> Calc {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int</text:span><text:span text:style-name="T2"> </text:span><text:span text:style-name="T13">x</text:span><text:span text:style-name="T2">, </text:span><text:span text:style-name="T1">int</text:span><text:span text:style-name="T2"> </text:span><text:span text:style-name="T13">y</text:span><text:span text:style-name="T2">) {</text:span></text:p>
      <text:p text:style-name="P76"><text:span text:style-name="T2"><text:tab/><text:tab/>System.</text:span><text:span text:style-name="T15">out</text:span><text:span text:style-name="T2">.print(</text:span><text:span text:style-name="T19">" A"</text:span><text:span text:style-name="T2">);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float</text:span><text:span text:style-name="T2"> </text:span><text:span text:style-name="T13">x</text:span><text:span text:style-name="T2">, </text:span><text:span text:style-name="T1">float</text:span><text:span text:style-name="T2"> </text:span><text:span text:style-name="T13">y</text:span><text:span text:style-name="T2">) {</text:span></text:p>
      <text:p text:style-name="P76"><text:span text:style-name="T2"><text:tab/><text:tab/>System.</text:span><text:span text:style-name="T15">out</text:span><text:span text:style-name="T2">.print(</text:span><text:span text:style-name="T19">" B"</text:span><text:span text:style-name="T2">);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int</text:span><text:span text:style-name="T2"> </text:span><text:span text:style-name="T13">x</text:span><text:span text:style-name="T2">, </text:span><text:span text:style-name="T1">float</text:span><text:span text:style-name="T2"> </text:span><text:span text:style-name="T13">y</text:span><text:span text:style-name="T2">) {</text:span></text:p>
      <text:p text:style-name="P76"><text:span text:style-name="T2"><text:tab/><text:tab/>System.</text:span><text:span text:style-name="T15">out</text:span><text:span text:style-name="T2">.print(</text:span><text:span text:style-name="T19">" C"</text:span><text:span text:style-name="T2">);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int</text:span><text:span text:style-name="T2"> ...</text:span><text:span text:style-name="T13">x</text:span><text:span text:style-name="T2">) {</text:span></text:p>
      <text:p text:style-name="P76"><text:span text:style-name="T2"><text:tab/><text:tab/>System.</text:span><text:span text:style-name="T15">out</text:span><text:span text:style-name="T2">.print(</text:span><text:span text:style-name="T19">" D"</text:span><text:span text:style-name="T2">);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double</text:span><text:span text:style-name="T2"> ...</text:span><text:span text:style-name="T13">y</text:span><text:span text:style-name="T2">) {</text:span></text:p>
      <text:p text:style-name="P76"><text:span text:style-name="T2"><text:tab/><text:tab/>System.</text:span><text:span text:style-name="T15">out</text:span><text:span text:style-name="T2">.print(</text:span><text:span text:style-name="T19">" E"</text:span><text:span text:style-name="T2">);</text:span></text:p>
      <text:p text:style-name="P76"><text:span text:style-name="T2"><text:tab/>}</text:span></text:p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Calc </text:span><text:span text:style-name="T13">c</text:span><text:span text:style-name="T2">=</text:span><text:span text:style-name="T1">new</text:span><text:span text:style-name="T2"> Calc();</text:span></text:p>
      <text:p text:style-name="P76"><text:span text:style-name="T2"><text:tab/><text:tab/></text:span><text:span text:style-name="T13">c</text:span><text:span text:style-name="T2">.print(2,4.5);</text:span></text:p>
      <text:p text:style-name="P76"><text:span text:style-name="T2"><text:tab/><text:tab/></text:span><text:span text:style-name="T13">c</text:span><text:span text:style-name="T2">.print(0.0,1.1);</text:span></text:p>
      <text:p text:style-name="P76"><text:span text:style-name="T2"><text:tab/><text:tab/></text:span><text:span text:style-name="T13">c</text:span><text:span text:style-name="T2">.print(6,4);</text:span></text:p>
      <text:p text:style-name="P76"><text:span text:style-name="T2"><text:tab/>}</text:span></text:p>
      <text:p text:style-name="P77"/>
      <text:p text:style-name="P76"><text:span text:style-name="T2">}</text:span></text:p>
      <text:p text:style-name="Standard"/>
      <text:p text:style-name="Standard">What is the result?</text:p>
      <text:list xml:id="list2493302749" text:style-name="WWNum28">
        <text:list-item>
          <text:p text:style-name="P19">C E D</text:p>
        </text:list-item>
        <text:list-item>
          <text:p text:style-name="P53">C B D</text:p>
        </text:list-item>
        <text:list-item>
          <text:p text:style-name="P71">E E A</text:p>
        </text:list-item>
        <text:list-item>
          <text:p text:style-name="P19">E C D</text:p>
        </text:list-item>
        <text:list-item>
          <text:p text:style-name="P19">E C A</text:p>
        </text:list-item>
      </text:list>
      <text:p text:style-name="Standard"/>
      <text:p text:style-name="P87">20.-</text:p>
      <text:p text:style-name="Standard"><text:span text:style-name="T21">Given:</text:span></text:p>
      <text:p text:style-name="P76"><text:span text:style-name="T1">class</text:span><text:span text:style-name="T2"> OpenClass </text:span><text:span text:style-name="T1">implements</text:span><text:span text:style-name="T2"> Closeable{</text:span></text:p>
      <text:p text:style-name="P76"><text:span text:style-name="T2"><text:tab/></text:span><text:span text:style-name="T26">//line 1</text:span></text:p>
      <text:p text:style-name="P76"><text:span text:style-name="T2"><text:tab/></text:span></text:p>
      <text:p text:style-name="P76"><text:span text:style-name="T2">}</text:span></text:p>
      <text:p text:style-name="P76"><text:span text:style-name="T1">public</text:span><text:span text:style-name="T2"> </text:span><text:span text:style-name="T1">class</text:span><text:span text:style-name="T2"> Main {</text:span></text:p>
      <text:p text:style-name="P77"/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//line 2</text:span></text:p>
      <text:p text:style-name="P76"><text:span text:style-name="T2"><text:tab/><text:tab/></text:span><text:span text:style-name="T1">try</text:span><text:span text:style-name="T2"> (</text:span><text:span text:style-name="T1">var</text:span><text:span text:style-name="T2"> </text:span><text:span text:style-name="T13">c</text:span><text:span text:style-name="T2">=</text:span><text:span text:style-name="T1">new</text:span><text:span text:style-name="T2"> OpenClass()){ //line 3</text:span></text:p>
      <text:p text:style-name="P76"><text:span text:style-name="T2"><text:tab/><text:tab/><text:tab/></text:span><text:span text:style-name="T20">//using c object</text:span></text:p>
      <text:p text:style-name="P76"><text:span text:style-name="T2"><text:tab/><text:tab/>}</text:span></text:p>
      <text:p text:style-name="P76"><text:span text:style-name="T2"><text:tab/><text:tab/></text:span><text:span text:style-name="T1">catch</text:span><text:span text:style-name="T2">(Exception </text:span><text:span text:style-name="T13">e</text:span><text:span text:style-name="T2">) {</text:span></text:p>
      <text:p text:style-name="P76"><text:span text:style-name="T2"><text:tab/><text:tab/><text:tab/></text:span><text:span text:style-name="T13">e</text:span><text:span text:style-name="T2">.printStackTrace();</text:span></text:p>
      <text:p text:style-name="P76"><text:span text:style-name="T2"><text:tab/><text:tab/>}</text:span></text:p>
      <text:p text:style-name="P76"><text:span text:style-name="T2"><text:tab/>}</text:span></text:p>
      <text:p text:style-name="P76"><text:span text:style-name="T2">}</text:span></text:p>
      <text:p text:style-name="P77"/>
      <text:p text:style-name="Standard"><text:span text:style-name="T21"><text:s/>What two actions, independently of each other, must be done for the above code to compile? (choose 2) </text:span></text:p>
      <text:list xml:id="list480210426" text:style-name="WWNum29">
        <text:list-item>
          <text:p text:style-name="P37"><text:span text:style-name="T21">Insert </text:span><text:span text:style-name="T22">public void close() thorws IOException{}</text:span><text:span text:style-name="T21"> in line 1</text:span></text:p>
        </text:list-item>
        <text:list-item>
          <text:p text:style-name="P20"><text:span text:style-name="T21">Add </text:span><text:span text:style-name="T22">throws Exception</text:span><text:span text:style-name="T21"> in the declaration main() method in line 2</text:span></text:p>
        </text:list-item>
        <text:list-item>
          <text:p text:style-name="P54"><text:span text:style-name="T21">Replace </text:span><text:span text:style-name="T22">var c</text:span><text:span text:style-name="T21"> with </text:span><text:span text:style-name="T22">OpenClass c</text:span><text:span text:style-name="T21"> in line 3 // </text:span><text:span text:style-name="T25">Porque no soluciona la compilación.</text:span></text:p>
        </text:list-item>
        <text:list-item>
          <text:p text:style-name="P20"><text:span text:style-name="T21">Insert </text:span><text:span text:style-name="T22">public void close() thorws Exception{}</text:span><text:span text:style-name="T21"> in line 1</text:span></text:p>
        </text:list-item>
        <text:list-item>
          <text:p text:style-name="P72"><text:span text:style-name="T21">Insert public void close() in line 1 // </text:span><text:span text:style-name="T23">Porque es posible declarar el método sin lanzar exception. </text:span><text:span text:style-name="T24">(Tema de herencia).</text:span></text:p>
        </text:list-item>
      </text:list>
      <text:p text:style-name="P82"><text:s/></text:p>
      <text:p text:style-name="P87"><text:span text:style-name="T21">21.-</text:span></text:p>
      <text:p text:style-name="Standard">Given:</text:p>
      <text:p text:style-name="P76"><text:span text:style-name="T1">interface</text:span><text:span text:style-name="T2"> I1{</text:span></text:p>
      <text:p text:style-name="P76"><text:span text:style-name="T2"><text:tab/></text:span><text:span text:style-name="T1">default</text:span><text:span text:style-name="T2"> </text:span><text:span text:style-name="T1">void</text:span><text:span text:style-name="T2"> printmethod() {</text:span></text:p>
      <text:p text:style-name="P76"><text:span text:style-name="T2"><text:tab/><text:tab/>System.</text:span><text:span text:style-name="T15">out</text:span><text:span text:style-name="T2">.println(</text:span><text:span text:style-name="T19">"I1"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interface</text:span><text:span text:style-name="T2"> I2{</text:span></text:p>
      <text:p text:style-name="P76"><text:span text:style-name="T2"><text:tab/></text:span><text:span text:style-name="T1">default</text:span><text:span text:style-name="T2"> </text:span><text:span text:style-name="T1">void</text:span><text:span text:style-name="T2"> printmethod() {</text:span></text:p>
      <text:p text:style-name="P76"><text:span text:style-name="T2"><text:tab/><text:tab/>System.</text:span><text:span text:style-name="T15">out</text:span><text:span text:style-name="T2">.println(</text:span><text:span text:style-name="T19">"I2"</text:span><text:span text:style-name="T2">);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public</text:span><text:span text:style-name="T2"> </text:span><text:span text:style-name="T1">class</text:span><text:span text:style-name="T2"> MyClass </text:span><text:span text:style-name="T1">implements</text:span><text:span text:style-name="T2"> I1, I2{</text:span></text:p>
      <text:p text:style-name="P76"><text:span text:style-name="T2"><text:tab/></text:span><text:span text:style-name="T1">//line 1</text:span></text:p>
      <text:p text:style-name="P76"><text:span text:style-name="T2">}</text:span></text:p>
      <text:p text:style-name="P78"/>
      <text:p text:style-name="P78"/>
      <text:p text:style-name="Standard">Which of the following methods definitions must be placed on line1 so that the class MyClass compiles correctly and the method prints "I1" when executed?</text:p>
      <text:p text:style-name="P86">// <text:span text:style-name="T36">Caso de herencia múltiple que no puee ser, eso lleva a sobreescribir obligatoriamente el método.</text:span></text:p>
      <text:p text:style-name="P84">Por lo que se escarta las dos últimas.</text:p>
      <text:p text:style-name="P85">Para llamar a un método default de una interfaz, se llama con el super después de la Interfaz, si fuera static podría ser directamente al método. Por eso es la a.</text:p>
      <text:list xml:id="list744771641" text:style-name="WWNum30">
        <text:list-item>
          <text:p text:style-name="P73">public void printmethod(){I1.super.printmethod();}</text:p>
        </text:list-item>
        <text:list-item>
          <text:p text:style-name="P55">public void printmethod(){I1.printmethod();}</text:p>
        </text:list-item>
        <text:list-item>
          <text:p text:style-name="P21">public static void printmethod(){super.I1.printmethod();}</text:p>
        </text:list-item>
        <text:list-item>
          <text:p text:style-name="P21">public void printmethod(int s){I1.this.printmethod();}</text:p>
        </text:list-item>
      </text:list>
      <text:p text:style-name="P82"/>
      <text:p text:style-name="P87"><text:span text:style-name="T21">22.-</text:span></text:p>
      <text:p text:style-name="Standard">Given:</text:p>
      <text:p text:style-name="P76"><text:span text:style-name="T1">record</text:span><text:span text:style-name="T2"> City(</text:span><text:span text:style-name="T1">int</text:span><text:span text:style-name="T2"> </text:span><text:span text:style-name="T13">code</text:span><text:span text:style-name="T2">, String </text:span><text:span text:style-name="T13">name</text:span><text:span text:style-name="T2">) {</text:span></text:p>
      <text:p text:style-name="P76"><text:span text:style-name="T2"><text:tab/></text:span><text:span text:style-name="T1">static</text:span><text:span text:style-name="T2"> </text:span><text:span text:style-name="T1">int</text:span><text:span text:style-name="T2"> </text:span><text:span text:style-name="T17">alternative</text:span><text:span text:style-name="T2">=10; </text:span><text:span text:style-name="T20">//l1</text:span></text:p>
      <text:p text:style-name="P76"><text:span text:style-name="T2"><text:tab/></text:span><text:span text:style-name="T1">public</text:span><text:span text:style-name="T2"> </text:span><text:span text:style-name="T5">City()</text:span><text:span text:style-name="T2"> {</text:span><text:span text:style-name="T20">//l2</text:span></text:p>
      <text:p text:style-name="P76"><text:span text:style-name="T2"><text:tab/><text:tab/></text:span><text:span text:style-name="T18">code</text:span><text:span text:style-name="T2">=</text:span><text:span text:style-name="T17">alternative</text:span><text:span text:style-name="T2">;</text:span><text:span text:style-name="T20">//l3</text:span></text:p>
      <text:p text:style-name="P76"><text:span text:style-name="T2"><text:tab/>}</text:span></text:p>
      <text:p text:style-name="P76"><text:span text:style-name="T2">}</text:span></text:p>
      <text:p text:style-name="P76"><text:span text:style-name="T1">public</text:span><text:span text:style-name="T2"> </text:span><text:span text:style-name="T1">class</text:span><text:span text:style-name="T2"> TestRecord {</text:span></text:p>
      <text:p text:style-name="P77"/>
      <text:p text:style-name="P7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3">args</text:span><text:span text:style-name="T2">) {</text:span></text:p>
      <text:p text:style-name="P76"><text:span text:style-name="T2"><text:tab/><text:tab/></text:span><text:span text:style-name="T1">var</text:span><text:span text:style-name="T2"> </text:span><text:span text:style-name="T14">city</text:span><text:span text:style-name="T2">=</text:span><text:span text:style-name="T1">new</text:span><text:span text:style-name="T2"> City(2500,</text:span><text:span text:style-name="T19">"MyCity"</text:span><text:span text:style-name="T2">);</text:span><text:span text:style-name="T20">//l4</text:span></text:p>
      <text:p text:style-name="P77"/>
      <text:p text:style-name="P76"><text:span text:style-name="T2"><text:tab/>}</text:span></text:p>
      <text:p text:style-name="P77"/>
      <text:p text:style-name="P76"><text:span text:style-name="T2">}</text:span></text:p>
      <text:p text:style-name="P77"/>
      <text:p text:style-name="P76"><text:span text:style-name="T2">Which action enables the code to compile? </text:span></text:p>
      <text:p text:style-name="Standard"/>
      <text:p text:style-name="Standard"/>
      <text:p text:style-name="Standard">Which <text:span text:style-name="T28">is</text:span> correct? (choose 3)</text:p>
      <text:list xml:id="list3562504270" text:style-name="WWNum31">
        <text:list-item>
          <text:p text:style-name="P56">removes the keyword <text:span text:style-name="T27">static</text:span> in l1</text:p>
        </text:list-item>
        <text:list-item>
          <text:p text:style-name="P22">replace City() with City(int code, String name) in l2</text:p>
        </text:list-item>
        <text:list-item>
          <text:p text:style-name="P74">replace code=alternative; with this(alternative,"other"); in l3</text:p>
        </text:list-item>
        <text:list-item>
          <text:p text:style-name="P22">replace the keyword var with City in l4</text:p>
        </text:list-item>
      </text:list>
      <text:p text:style-name="P82"/>
      <text:p text:style-name="P87"><text:span text:style-name="T21">23.-</text:span></text:p>
      <text:p text:style-name="Standard">What is true about application migration?:</text:p>
      <text:list xml:id="list3961341615" text:style-name="WWNum32">
        <text:list-item>
          <text:p text:style-name="P23">In a top-dwon migration, lowest-level proyect is migrated first</text:p>
        </text:list-item>
        <text:list-item>
          <text:p text:style-name="P23">In a bottom-up migration, automatic modules are migrated first</text:p>
        </text:list-item>
        <text:list-item>
          <text:p text:style-name="P38">In a top-down migration, all proyects are moved to the module-path</text:p>
        </text:list-item>
        <text:list-item>
          <text:p text:style-name="P23">In a bottom-up migration, lowest-level proyects stay as unnamed modules in the class-path</text:p>
        </text:list-item>
      </text:list>
      <text:p text:style-name="P82"/>
      <text:p text:style-name="P87"><text:span text:style-name="T21">24.-</text:span></text:p>
      <text:p text:style-name="Standard">Given:</text:p>
      <text:p text:style-name="Standard">module1:</text:p>
      <text:p text:style-name="Standard"><text:tab/>pck1\</text:p>
      <text:p text:style-name="Standard"><text:tab/><text:tab/>Exam.java</text:p>
      <text:p text:style-name="Standard"><text:tab/>pck2\</text:p>
      <text:p text:style-name="Standard">module2:</text:p>
      <text:p text:style-name="Standard"><text:tab/>pck3\</text:p>
      <text:p text:style-name="P76"><text:span text:style-name="T2">And the following definition of Exam.java:</text:span></text:p>
      <text:p text:style-name="P77"/>
      <text:p text:style-name="P76"><text:span text:style-name="T2">public sealed class Exam permits Result{</text:span></text:p>
      <text:p text:style-name="P76"><text:span text:style-name="T2"><text:tab/>...</text:span></text:p>
      <text:p text:style-name="P76"><text:span text:style-name="T2">}</text:span></text:p>
      <text:p text:style-name="Standard"/>
      <text:p text:style-name="Standard">Which of the following two definitions of Result.java is valid?(choose 2)</text:p>
      <text:list xml:id="list2062638638" text:style-name="WWNum33">
        <text:list-item>
          <text:p text:style-name="P24">package pck1;</text:p>
        </text:list-item>
      </text:list>
      <text:p text:style-name="List_20_Paragraph">public class Result extends Exam{}</text:p>
      <text:list xml:id="list125727980773535" text:continue-numbering="true" text:style-name="WWNum33">
        <text:list-item>
          <text:p text:style-name="P75">package pck2; // <text:span text:style-name="T37">Porque tiene que estar en el mismo módulo.</text:span></text:p>
        </text:list-item>
      </text:list>
      <text:p text:style-name="P57">public final class Result extends Exam{}</text:p>
      <text:list xml:id="list125727909663980" text:continue-numbering="true" text:style-name="WWNum33">
        <text:list-item>
          <text:p text:style-name="P24">package pck3;</text:p>
        </text:list-item>
      </text:list>
      <text:p text:style-name="List_20_Paragraph">public non-sealed class Result extends Exam{}</text:p>
      <text:list xml:id="list125728539057783" text:continue-numbering="true" text:style-name="WWNum33">
        <text:list-item>
          <text:p text:style-name="P24">package pck2;</text:p>
        </text:list-item>
      </text:list>
      <text:p text:style-name="List_20_Paragraph">public sealed class Result extends Exam{} // <text:span text:style-name="T37">Falta el permits.</text:span></text:p>
      <text:list xml:id="list125729446959079" text:continue-numbering="true" text:style-name="WWNum33">
        <text:list-item>
          <text:p text:style-name="P75">package pck1;</text:p>
        </text:list-item>
      </text:list>
      <text:p text:style-name="P57">public final class Result extends Exam{}</text:p>
      <text:p text:style-name="P82"/>
      <text:p text:style-name="P87"><text:span text:style-name="T21">25.-</text:span></text:p>
      <text:p text:style-name="Standard">Which of the following are functional interfaces? (choose 2)</text:p>
      <text:list xml:id="list2369609197" text:style-name="WWNum34">
        <text:list-item>
          <text:p text:style-name="P25">interface I1 extends Callable&lt;Integer&gt;{</text:p>
        </text:list-item>
      </text:list>
      <text:p text:style-name="Standard"><text:tab/><text:tab/>default Integer call(){return 10;}</text:p>
      <text:p text:style-name="P90">}</text:p>
      <text:list xml:id="list125729616753108" text:continue-numbering="true" text:style-name="WWNum34">
        <text:list-item>
          <text:p text:style-name="P39">interface I2 extends Serializable{</text:p>
        </text:list-item>
      </text:list>
      <text:p text:style-name="P83"><text:tab/><text:tab/>int car();</text:p>
      <text:p text:style-name="P91">}</text:p>
      <text:list xml:id="list125728238043810" text:continue-numbering="true" text:style-name="WWNum34">
        <text:list-item>
          <text:p text:style-name="P39">interface I3{</text:p>
        </text:list-item>
      </text:list>
      <text:p text:style-name="P83"><text:tab/><text:tab/>boolean equals();</text:p>
      <text:p text:style-name="P91">}</text:p>
      <text:list xml:id="list125729072076764" text:continue-numbering="true" text:style-name="WWNum34">
        <text:list-item>
          <text:p text:style-name="P25">interface I4{</text:p>
        </text:list-item>
      </text:list>
      <text:p text:style-name="Standard"><text:tab/><text:tab/>String toString();</text:p>
      <text:p text:style-name="P90">}</text:p>
      <text:list xml:id="list125727899771437" text:continue-numbering="true" text:style-name="WWNum34">
        <text:list-item>
          <text:p text:style-name="P25">interface I5{</text:p>
        </text:list-item>
      </text:list>
      <text:p text:style-name="Standard"><text:tab/><text:tab/>static void launch();</text:p>
      <text:p text:style-name="P90">}</text:p>
      <text:list xml:id="list125729528263515" text:continue-numbering="true" text:style-name="WWNum34">
        <text:list-item>
          <text:p text:style-name="P25">interface I6 extends Runnable{</text:p>
        </text:list-item>
      </text:list>
      <text:p text:style-name="Standard"><text:tab/><text:tab/>void run(String a);</text:p>
      <text:p text:style-name="P92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9</meta:editing-cycles>
    <meta:creation-date>2024-05-18T06:38:00</meta:creation-date>
    <dc:date>2024-05-30T12:52:47.355000000</dc:date>
    <meta:editing-duration>PT1H40M20S</meta:editing-duration>
    <meta:generator>LibreOffice/7.0.2.2$Windows_X86_64 LibreOffice_project/8349ace3c3162073abd90d81fd06dcfb6b36b994</meta:generator>
    <meta:document-statistic meta:table-count="0" meta:image-count="0" meta:object-count="0" meta:page-count="25" meta:paragraph-count="504" meta:word-count="1779" meta:character-count="11616" meta:non-whitespace-character-count="100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